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8000001A7328B0BB70E78AFB7.png" manifest:media-type="image/png"/>
  <manifest:file-entry manifest:full-path="Pictures/10000201000003D4000002814AC7640581BD32B7.png" manifest:media-type="image/png"/>
  <manifest:file-entry manifest:full-path="Pictures/100002010000034C0000020CC32462877ADA9719.png" manifest:media-type="image/png"/>
  <manifest:file-entry manifest:full-path="Pictures/10000000000001320000013580170C4DA498F583.png" manifest:media-type="image/png"/>
  <manifest:file-entry manifest:full-path="Pictures/10000201000001C90000007B79F4496E67EB6FEC.png" manifest:media-type="image/png"/>
  <manifest:file-entry manifest:full-path="Pictures/1000020100000151000000CE170C3601337AFA8D.png" manifest:media-type="image/png"/>
  <manifest:file-entry manifest:full-path="Pictures/1000020100000177000001B9813B12861ACC57FB.png" manifest:media-type="image/png"/>
  <manifest:file-entry manifest:full-path="Pictures/1000020100000177000001B9DCE0AAA06DEF3742.png" manifest:media-type="image/png"/>
  <manifest:file-entry manifest:full-path="Pictures/10000000000000C2000000470C1D014EB457C71B.png" manifest:media-type="image/png"/>
  <manifest:file-entry manifest:full-path="Pictures/10000201000000E60000004C8C7590C8FB400F1D.png" manifest:media-type="image/png"/>
  <manifest:file-entry manifest:full-path="Pictures/100002010000010800000146EB1C5A7EDBCAC919.png" manifest:media-type="image/png"/>
  <manifest:file-entry manifest:full-path="Pictures/10000201000002E30000009A51ADF0FE55F98322.png" manifest:media-type="image/png"/>
  <manifest:file-entry manifest:full-path="Pictures/10000201000000B600000062BBE9470C6468C540.png" manifest:media-type="image/png"/>
  <manifest:file-entry manifest:full-path="Pictures/10000201000001C800000098C58B52F91536C2B3.png" manifest:media-type="image/png"/>
  <manifest:file-entry manifest:full-path="Pictures/10000201000000DC000000F42B72DD6A8CFBA78F.png" manifest:media-type="image/png"/>
  <manifest:file-entry manifest:full-path="Pictures/10000201000001B4000001C588E7EC73E0F34908.png" manifest:media-type="image/png"/>
  <manifest:file-entry manifest:full-path="Pictures/1000020100000389000000D329B45240C90BAD8F.png" manifest:media-type="image/png"/>
  <manifest:file-entry manifest:full-path="Pictures/10000201000001A30000017846FC65E6F134C551.png" manifest:media-type="image/png"/>
  <manifest:file-entry manifest:full-path="Pictures/1000020100000253000000D6F82038B4BDA6B159.png" manifest:media-type="image/png"/>
  <manifest:file-entry manifest:full-path="Pictures/10000201000002DE00000147947B4B1191F732D1.png" manifest:media-type="image/png"/>
  <manifest:file-entry manifest:full-path="Pictures/1000020100000208000000B06BF399292101F5D2.png" manifest:media-type="image/png"/>
  <manifest:file-entry manifest:full-path="Pictures/10000201000002B300000178569272E666B1EBEB.png" manifest:media-type="image/png"/>
  <manifest:file-entry manifest:full-path="Pictures/10000201000002B20000020DDE58DB5BD0B4FEAF.png" manifest:media-type="image/png"/>
  <manifest:file-entry manifest:full-path="Pictures/10000201000002E5000002B6B7375A181C2BFE8C.png" manifest:media-type="image/png"/>
  <manifest:file-entry manifest:full-path="Pictures/10000201000002AF0000011F21A0D299C01867AF.png" manifest:media-type="image/png"/>
  <manifest:file-entry manifest:full-path="Pictures/10000201000004A1000002A5B40A8703B6374FF2.png" manifest:media-type="image/png"/>
  <manifest:file-entry manifest:full-path="Pictures/100002010000022A000001E214A63A329CC51984.png" manifest:media-type="image/png"/>
  <manifest:file-entry manifest:full-path="Pictures/10000000000002C5000000F03037E30130551A6C.png" manifest:media-type="image/png"/>
  <manifest:file-entry manifest:full-path="Pictures/10000201000003560000026F02CADA2FA289E4B4.png" manifest:media-type="image/png"/>
  <manifest:file-entry manifest:full-path="Pictures/100002010000020E000000BEBC05416B97D9FE1C.png" manifest:media-type="image/png"/>
  <manifest:file-entry manifest:full-path="Pictures/1000020100000277000000C91159AF78AB44CA28.png" manifest:media-type="image/png"/>
  <manifest:file-entry manifest:full-path="Pictures/10000201000001D7000000978E4475B8E8983145.png" manifest:media-type="image/png"/>
  <manifest:file-entry manifest:full-path="Pictures/100002010000024200000112DABF523CA198E864.png" manifest:media-type="image/png"/>
  <manifest:file-entry manifest:full-path="Pictures/1000000000000229000002779F7B408168DC33E1.png" manifest:media-type="image/png"/>
  <manifest:file-entry manifest:full-path="Pictures/10000201000002560000017FFE4FD58D78073136.png" manifest:media-type="image/png"/>
  <manifest:file-entry manifest:full-path="Pictures/10000201000002FF00000263C2DBE9D14813B19E.png" manifest:media-type="image/png"/>
  <manifest:file-entry manifest:full-path="Pictures/10000201000001E10000011AC6B37742770E4EA6.png" manifest:media-type="image/png"/>
  <manifest:file-entry manifest:full-path="Pictures/100002010000029C000002141EB6460DEF8787D2.png" manifest:media-type="image/png"/>
  <manifest:file-entry manifest:full-path="Pictures/100000000000020D000000FA7AB44224F6350D8E.png" manifest:media-type="image/png"/>
  <manifest:file-entry manifest:full-path="Pictures/10000201000002E70000025E9B2573FE5E5B784F.png" manifest:media-type="image/png"/>
  <manifest:file-entry manifest:full-path="Pictures/10000201000002B00000014A40EA6EDC3354409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9cm" fo:margin-left="-0.004cm" fo:margin-top="0cm" fo:margin-bottom="0cm" table:align="left" fo:background-color="#ffffff" style:writing-mode="lr-tb">
        <style:background-image/>
      </style:table-properties>
    </style:style>
    <style:style style:name="Table1.A" style:family="table-column">
      <style:table-column-properties style:column-width="1.438cm"/>
    </style:style>
    <style:style style:name="Table1.B" style:family="table-column">
      <style:table-column-properties style:column-width="1.448cm"/>
    </style:style>
    <style:style style:name="Table1.C" style:family="table-column">
      <style:table-column-properties style:column-width="7.052cm"/>
    </style:style>
    <style:style style:name="Table1.1" style:family="table-row">
      <style:table-row-properties style:min-row-height="0.52cm" fo:keep-together="auto"/>
    </style:style>
    <style:style style:name="Table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 style:family="table-row">
      <style:table-row-properties style:min-row-height="1.976cm" fo:keep-together="auto"/>
    </style:style>
    <style:style style:name="Table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 style:family="table">
      <style:table-properties style:width="16.99cm" fo:margin-left="-0.004cm" fo:margin-top="0cm" fo:margin-bottom="0cm" table:align="left" fo:background-color="#ffffff" style:writing-mode="lr-tb">
        <style:background-image/>
      </style:table-properties>
    </style:style>
    <style:style style:name="Table2.A" style:family="table-column">
      <style:table-column-properties style:column-width="1.438cm"/>
    </style:style>
    <style:style style:name="Table2.B" style:family="table-column">
      <style:table-column-properties style:column-width="1.448cm"/>
    </style:style>
    <style:style style:name="Table2.C" style:family="table-column">
      <style:table-column-properties style:column-width="7.052cm"/>
    </style:style>
    <style:style style:name="Table2.1" style:family="table-row">
      <style:table-row-properties style:min-row-height="0.52cm" fo:keep-together="auto"/>
    </style:style>
    <style:style style:name="Table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 style:family="table-row">
      <style:table-row-properties style:min-row-height="1.976cm" fo:keep-together="auto"/>
    </style:style>
    <style:style style:name="Table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 style:family="table">
      <style:table-properties style:width="16.99cm" fo:margin-left="-0.004cm" fo:margin-top="0cm" fo:margin-bottom="0cm" table:align="left" fo:background-color="#ffffff" style:writing-mode="lr-tb">
        <style:background-image/>
      </style:table-properties>
    </style:style>
    <style:style style:name="Table3.A" style:family="table-column">
      <style:table-column-properties style:column-width="1.438cm"/>
    </style:style>
    <style:style style:name="Table3.B" style:family="table-column">
      <style:table-column-properties style:column-width="1.448cm"/>
    </style:style>
    <style:style style:name="Table3.C" style:family="table-column">
      <style:table-column-properties style:column-width="7.052cm"/>
    </style:style>
    <style:style style:name="Table3.1" style:family="table-row">
      <style:table-row-properties style:min-row-height="0.52cm" fo:keep-together="auto"/>
    </style:style>
    <style:style style:name="Table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2" style:family="table-row">
      <style:table-row-properties style:min-row-height="1.482cm" fo:keep-together="auto"/>
    </style:style>
    <style:style style:name="Table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4" style:family="table">
      <style:table-properties style:width="16.99cm" fo:margin-left="-0.004cm" fo:margin-top="0cm" fo:margin-bottom="0cm" table:align="left" fo:background-color="#ffffff" style:writing-mode="lr-tb">
        <style:background-image/>
      </style:table-properties>
    </style:style>
    <style:style style:name="Table4.A" style:family="table-column">
      <style:table-column-properties style:column-width="1.438cm"/>
    </style:style>
    <style:style style:name="Table4.B" style:family="table-column">
      <style:table-column-properties style:column-width="1.448cm"/>
    </style:style>
    <style:style style:name="Table4.C" style:family="table-column">
      <style:table-column-properties style:column-width="7.052cm"/>
    </style:style>
    <style:style style:name="Table4.1" style:family="table-row">
      <style:table-row-properties style:min-row-height="0.52cm" fo:keep-together="auto"/>
    </style:style>
    <style:style style:name="Table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4.2" style:family="table-row">
      <style:table-row-properties style:min-row-height="1.482cm" fo:keep-together="auto"/>
    </style:style>
    <style:style style:name="Table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5" style:family="table">
      <style:table-properties style:width="16.99cm" fo:margin-left="-0.004cm" fo:margin-top="0cm" fo:margin-bottom="0cm" table:align="left" fo:background-color="#ffffff" style:writing-mode="lr-tb">
        <style:background-image/>
      </style:table-properties>
    </style:style>
    <style:style style:name="Table5.A" style:family="table-column">
      <style:table-column-properties style:column-width="1.438cm"/>
    </style:style>
    <style:style style:name="Table5.B" style:family="table-column">
      <style:table-column-properties style:column-width="1.448cm"/>
    </style:style>
    <style:style style:name="Table5.C" style:family="table-column">
      <style:table-column-properties style:column-width="7.052cm"/>
    </style:style>
    <style:style style:name="Table5.1" style:family="table-row">
      <style:table-row-properties style:min-row-height="0.52cm" fo:keep-together="auto"/>
    </style:style>
    <style:style style:name="Table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6" style:family="table">
      <style:table-properties style:width="16.99cm" fo:margin-left="-0.004cm" fo:margin-top="0cm" fo:margin-bottom="0cm" table:align="left" fo:background-color="#ffffff" style:writing-mode="lr-tb">
        <style:background-image/>
      </style:table-properties>
    </style:style>
    <style:style style:name="Table6.A" style:family="table-column">
      <style:table-column-properties style:column-width="1.438cm"/>
    </style:style>
    <style:style style:name="Table6.B" style:family="table-column">
      <style:table-column-properties style:column-width="1.448cm"/>
    </style:style>
    <style:style style:name="Table6.C" style:family="table-column">
      <style:table-column-properties style:column-width="7.052cm"/>
    </style:style>
    <style:style style:name="Table6.1" style:family="table-row">
      <style:table-row-properties style:min-row-height="0.52cm" fo:keep-together="auto"/>
    </style:style>
    <style:style style:name="Table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7" style:family="table">
      <style:table-properties style:width="16.99cm" fo:margin-left="-0.004cm" fo:margin-top="0cm" fo:margin-bottom="0cm" table:align="left" fo:background-color="#ffffff" style:writing-mode="lr-tb">
        <style:background-image/>
      </style:table-properties>
    </style:style>
    <style:style style:name="Table7.A" style:family="table-column">
      <style:table-column-properties style:column-width="1.438cm"/>
    </style:style>
    <style:style style:name="Table7.B" style:family="table-column">
      <style:table-column-properties style:column-width="1.448cm"/>
    </style:style>
    <style:style style:name="Table7.C" style:family="table-column">
      <style:table-column-properties style:column-width="7.052cm"/>
    </style:style>
    <style:style style:name="Table7.1" style:family="table-row">
      <style:table-row-properties style:min-row-height="0.52cm" fo:keep-together="auto"/>
    </style:style>
    <style:style style:name="Table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8" style:family="table">
      <style:table-properties style:width="16.99cm" fo:margin-left="-0.004cm" fo:margin-top="0cm" fo:margin-bottom="0cm" table:align="left" fo:background-color="#ffffff" style:writing-mode="lr-tb">
        <style:background-image/>
      </style:table-properties>
    </style:style>
    <style:style style:name="Table8.A" style:family="table-column">
      <style:table-column-properties style:column-width="1.438cm"/>
    </style:style>
    <style:style style:name="Table8.B" style:family="table-column">
      <style:table-column-properties style:column-width="1.448cm"/>
    </style:style>
    <style:style style:name="Table8.C" style:family="table-column">
      <style:table-column-properties style:column-width="7.052cm"/>
    </style:style>
    <style:style style:name="Table8.1" style:family="table-row">
      <style:table-row-properties style:min-row-height="0.52cm" fo:keep-together="auto"/>
    </style:style>
    <style:style style:name="Table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9" style:family="table">
      <style:table-properties style:width="16.99cm" fo:margin-left="-0.004cm" fo:margin-top="0cm" fo:margin-bottom="0cm" table:align="left" fo:background-color="#ffffff" style:writing-mode="lr-tb">
        <style:background-image/>
      </style:table-properties>
    </style:style>
    <style:style style:name="Table9.A" style:family="table-column">
      <style:table-column-properties style:column-width="1.438cm"/>
    </style:style>
    <style:style style:name="Table9.B" style:family="table-column">
      <style:table-column-properties style:column-width="1.448cm"/>
    </style:style>
    <style:style style:name="Table9.C" style:family="table-column">
      <style:table-column-properties style:column-width="7.052cm"/>
    </style:style>
    <style:style style:name="Table9.1" style:family="table-row">
      <style:table-row-properties style:min-row-height="0.52cm" fo:keep-together="auto"/>
    </style:style>
    <style:style style:name="Table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9.2" style:family="table-row">
      <style:table-row-properties style:min-row-height="3.951cm" fo:keep-together="auto"/>
    </style:style>
    <style:style style:name="Table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0" style:family="table">
      <style:table-properties style:width="16.99cm" fo:margin-left="-0.004cm" fo:margin-top="0cm" fo:margin-bottom="0cm" table:align="left" fo:background-color="#ffffff" style:writing-mode="lr-tb">
        <style:background-image/>
      </style:table-properties>
    </style:style>
    <style:style style:name="Table10.A" style:family="table-column">
      <style:table-column-properties style:column-width="1.438cm"/>
    </style:style>
    <style:style style:name="Table10.B" style:family="table-column">
      <style:table-column-properties style:column-width="1.448cm"/>
    </style:style>
    <style:style style:name="Table10.C" style:family="table-column">
      <style:table-column-properties style:column-width="7.052cm"/>
    </style:style>
    <style:style style:name="Table10.1" style:family="table-row">
      <style:table-row-properties style:min-row-height="0.52cm" fo:keep-together="auto"/>
    </style:style>
    <style:style style:name="Table1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1" style:family="table">
      <style:table-properties style:width="16.99cm" fo:margin-left="-0.004cm" fo:margin-top="0cm" fo:margin-bottom="0cm" table:align="left" fo:background-color="#ffffff" style:writing-mode="lr-tb">
        <style:background-image/>
      </style:table-properties>
    </style:style>
    <style:style style:name="Table11.A" style:family="table-column">
      <style:table-column-properties style:column-width="1.438cm"/>
    </style:style>
    <style:style style:name="Table11.B" style:family="table-column">
      <style:table-column-properties style:column-width="1.448cm"/>
    </style:style>
    <style:style style:name="Table11.C" style:family="table-column">
      <style:table-column-properties style:column-width="7.052cm"/>
    </style:style>
    <style:style style:name="Table11.1" style:family="table-row">
      <style:table-row-properties style:min-row-height="0.52cm" fo:keep-together="auto"/>
    </style:style>
    <style:style style:name="Table1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2" style:family="table">
      <style:table-properties style:width="16.99cm" fo:margin-left="-0.004cm" fo:margin-top="0cm" fo:margin-bottom="0cm" table:align="left" fo:background-color="#ffffff" style:writing-mode="lr-tb">
        <style:background-image/>
      </style:table-properties>
    </style:style>
    <style:style style:name="Table12.A" style:family="table-column">
      <style:table-column-properties style:column-width="1.438cm"/>
    </style:style>
    <style:style style:name="Table12.B" style:family="table-column">
      <style:table-column-properties style:column-width="1.448cm"/>
    </style:style>
    <style:style style:name="Table12.C" style:family="table-column">
      <style:table-column-properties style:column-width="7.052cm"/>
    </style:style>
    <style:style style:name="Table12.1" style:family="table-row">
      <style:table-row-properties style:min-row-height="0.52cm" fo:keep-together="auto"/>
    </style:style>
    <style:style style:name="Table1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3" style:family="table">
      <style:table-properties style:width="16.99cm" fo:margin-left="-0.004cm" fo:margin-top="0cm" fo:margin-bottom="0cm" table:align="left" fo:background-color="#ffffff" style:writing-mode="lr-tb">
        <style:background-image/>
      </style:table-properties>
    </style:style>
    <style:style style:name="Table13.A" style:family="table-column">
      <style:table-column-properties style:column-width="1.438cm"/>
    </style:style>
    <style:style style:name="Table13.B" style:family="table-column">
      <style:table-column-properties style:column-width="1.448cm"/>
    </style:style>
    <style:style style:name="Table13.C" style:family="table-column">
      <style:table-column-properties style:column-width="7.052cm"/>
    </style:style>
    <style:style style:name="Table13.1" style:family="table-row">
      <style:table-row-properties style:min-row-height="0.52cm" fo:keep-together="auto"/>
    </style:style>
    <style:style style:name="Table1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3.2" style:family="table-row">
      <style:table-row-properties style:min-row-height="1.976cm" fo:keep-together="auto"/>
    </style:style>
    <style:style style:name="Table1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4" style:family="table">
      <style:table-properties style:width="16.99cm" fo:margin-top="0cm" fo:margin-bottom="0cm" table:align="center" fo:background-color="#ffffff" style:writing-mode="lr-tb">
        <style:background-image/>
      </style:table-properties>
    </style:style>
    <style:style style:name="Table14.A" style:family="table-column">
      <style:table-column-properties style:column-width="1.438cm"/>
    </style:style>
    <style:style style:name="Table14.B" style:family="table-column">
      <style:table-column-properties style:column-width="1.448cm"/>
    </style:style>
    <style:style style:name="Table14.C" style:family="table-column">
      <style:table-column-properties style:column-width="7.052cm"/>
    </style:style>
    <style:style style:name="Table14.1" style:family="table-row">
      <style:table-row-properties style:min-row-height="0.52cm" fo:keep-together="auto"/>
    </style:style>
    <style:style style:name="Table1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4.2" style:family="table-row">
      <style:table-row-properties style:min-row-height="1.482cm" fo:keep-together="auto"/>
    </style:style>
    <style:style style:name="Table1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5" style:family="table">
      <style:table-properties style:width="16.99cm" fo:margin-top="0cm" fo:margin-bottom="0cm" table:align="center" fo:background-color="#ffffff" style:writing-mode="lr-tb">
        <style:background-image/>
      </style:table-properties>
    </style:style>
    <style:style style:name="Table15.A" style:family="table-column">
      <style:table-column-properties style:column-width="1.438cm"/>
    </style:style>
    <style:style style:name="Table15.B" style:family="table-column">
      <style:table-column-properties style:column-width="1.448cm"/>
    </style:style>
    <style:style style:name="Table15.C" style:family="table-column">
      <style:table-column-properties style:column-width="7.052cm"/>
    </style:style>
    <style:style style:name="Table15.1" style:family="table-row">
      <style:table-row-properties style:min-row-height="0.52cm" fo:keep-together="auto"/>
    </style:style>
    <style:style style:name="Table1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5.2" style:family="table-row">
      <style:table-row-properties style:min-row-height="2.469cm" fo:keep-together="auto"/>
    </style:style>
    <style:style style:name="Table1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6" style:family="table">
      <style:table-properties style:width="16.99cm" fo:margin-top="0cm" fo:margin-bottom="0cm" table:align="center" fo:background-color="#ffffff" style:writing-mode="lr-tb">
        <style:background-image/>
      </style:table-properties>
    </style:style>
    <style:style style:name="Table16.A" style:family="table-column">
      <style:table-column-properties style:column-width="1.438cm"/>
    </style:style>
    <style:style style:name="Table16.B" style:family="table-column">
      <style:table-column-properties style:column-width="1.448cm"/>
    </style:style>
    <style:style style:name="Table16.C" style:family="table-column">
      <style:table-column-properties style:column-width="7.052cm"/>
    </style:style>
    <style:style style:name="Table16.1" style:family="table-row">
      <style:table-row-properties style:min-row-height="0.52cm" fo:keep-together="auto"/>
    </style:style>
    <style:style style:name="Table1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6.2" style:family="table-row">
      <style:table-row-properties style:min-row-height="2.469cm" fo:keep-together="auto"/>
    </style:style>
    <style:style style:name="Table1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7" style:family="table">
      <style:table-properties style:width="16.99cm" fo:margin-top="0cm" fo:margin-bottom="0cm" table:align="center" fo:background-color="#ffffff" style:writing-mode="lr-tb">
        <style:background-image/>
      </style:table-properties>
    </style:style>
    <style:style style:name="Table17.A" style:family="table-column">
      <style:table-column-properties style:column-width="1.438cm"/>
    </style:style>
    <style:style style:name="Table17.B" style:family="table-column">
      <style:table-column-properties style:column-width="1.448cm"/>
    </style:style>
    <style:style style:name="Table17.C" style:family="table-column">
      <style:table-column-properties style:column-width="7.052cm"/>
    </style:style>
    <style:style style:name="Table17.1" style:family="table-row">
      <style:table-row-properties style:min-row-height="0.52cm" fo:keep-together="auto"/>
    </style:style>
    <style:style style:name="Table1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8" style:family="table">
      <style:table-properties style:width="16.99cm" fo:margin-top="0cm" fo:margin-bottom="0cm" table:align="center" fo:background-color="#ffffff" style:writing-mode="lr-tb">
        <style:background-image/>
      </style:table-properties>
    </style:style>
    <style:style style:name="Table18.A" style:family="table-column">
      <style:table-column-properties style:column-width="1.438cm"/>
    </style:style>
    <style:style style:name="Table18.B" style:family="table-column">
      <style:table-column-properties style:column-width="1.448cm"/>
    </style:style>
    <style:style style:name="Table18.C" style:family="table-column">
      <style:table-column-properties style:column-width="7.052cm"/>
    </style:style>
    <style:style style:name="Table18.1" style:family="table-row">
      <style:table-row-properties style:min-row-height="0.52cm" fo:keep-together="auto"/>
    </style:style>
    <style:style style:name="Table1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19" style:family="table">
      <style:table-properties style:width="16.99cm" fo:margin-top="0cm" fo:margin-bottom="0cm" table:align="center" fo:background-color="#ffffff" style:writing-mode="lr-tb">
        <style:background-image/>
      </style:table-properties>
    </style:style>
    <style:style style:name="Table19.A" style:family="table-column">
      <style:table-column-properties style:column-width="1.438cm"/>
    </style:style>
    <style:style style:name="Table19.B" style:family="table-column">
      <style:table-column-properties style:column-width="1.448cm"/>
    </style:style>
    <style:style style:name="Table19.C" style:family="table-column">
      <style:table-column-properties style:column-width="7.052cm"/>
    </style:style>
    <style:style style:name="Table19.1" style:family="table-row">
      <style:table-row-properties style:min-row-height="0.52cm" fo:keep-together="auto"/>
    </style:style>
    <style:style style:name="Table1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1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1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1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0" style:family="table">
      <style:table-properties style:width="16.99cm" fo:margin-top="0cm" fo:margin-bottom="0cm" table:align="center" fo:background-color="#ffffff" style:writing-mode="lr-tb">
        <style:background-image/>
      </style:table-properties>
    </style:style>
    <style:style style:name="Table20.A" style:family="table-column">
      <style:table-column-properties style:column-width="1.438cm"/>
    </style:style>
    <style:style style:name="Table20.B" style:family="table-column">
      <style:table-column-properties style:column-width="1.448cm"/>
    </style:style>
    <style:style style:name="Table20.C" style:family="table-column">
      <style:table-column-properties style:column-width="7.052cm"/>
    </style:style>
    <style:style style:name="Table20.1" style:family="table-row">
      <style:table-row-properties style:min-row-height="0.52cm" fo:keep-together="auto"/>
    </style:style>
    <style:style style:name="Table2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0.2" style:family="table-row">
      <style:table-row-properties style:min-row-height="2.963cm" fo:keep-together="auto"/>
    </style:style>
    <style:style style:name="Table2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1" style:family="table">
      <style:table-properties style:width="16.99cm" fo:margin-top="0cm" fo:margin-bottom="0cm" table:align="center" fo:background-color="#ffffff" style:writing-mode="lr-tb">
        <style:background-image/>
      </style:table-properties>
    </style:style>
    <style:style style:name="Table21.A" style:family="table-column">
      <style:table-column-properties style:column-width="1.438cm"/>
    </style:style>
    <style:style style:name="Table21.B" style:family="table-column">
      <style:table-column-properties style:column-width="1.448cm"/>
    </style:style>
    <style:style style:name="Table21.C" style:family="table-column">
      <style:table-column-properties style:column-width="7.052cm"/>
    </style:style>
    <style:style style:name="Table21.1" style:family="table-row">
      <style:table-row-properties style:min-row-height="0.52cm" fo:keep-together="auto"/>
    </style:style>
    <style:style style:name="Table2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2" style:family="table">
      <style:table-properties style:width="16.99cm" fo:margin-top="0cm" fo:margin-bottom="0cm" table:align="center" fo:background-color="#ffffff" style:writing-mode="lr-tb">
        <style:background-image/>
      </style:table-properties>
    </style:style>
    <style:style style:name="Table22.A" style:family="table-column">
      <style:table-column-properties style:column-width="1.438cm"/>
    </style:style>
    <style:style style:name="Table22.B" style:family="table-column">
      <style:table-column-properties style:column-width="1.448cm"/>
    </style:style>
    <style:style style:name="Table22.C" style:family="table-column">
      <style:table-column-properties style:column-width="7.052cm"/>
    </style:style>
    <style:style style:name="Table22.1" style:family="table-row">
      <style:table-row-properties style:min-row-height="0.52cm" fo:keep-together="auto"/>
    </style:style>
    <style:style style:name="Table22.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2.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2.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3" style:family="table">
      <style:table-properties style:width="16.99cm" fo:margin-top="0cm" fo:margin-bottom="0cm" table:align="center" fo:background-color="#ffffff" style:writing-mode="lr-tb">
        <style:background-image/>
      </style:table-properties>
    </style:style>
    <style:style style:name="Table23.A" style:family="table-column">
      <style:table-column-properties style:column-width="1.438cm"/>
    </style:style>
    <style:style style:name="Table23.B" style:family="table-column">
      <style:table-column-properties style:column-width="1.448cm"/>
    </style:style>
    <style:style style:name="Table23.C" style:family="table-column">
      <style:table-column-properties style:column-width="7.052cm"/>
    </style:style>
    <style:style style:name="Table23.1" style:family="table-row">
      <style:table-row-properties style:min-row-height="0.52cm" fo:keep-together="auto"/>
    </style:style>
    <style:style style:name="Table23.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3.2" style:family="table-row">
      <style:table-row-properties style:min-row-height="1.482cm" fo:keep-together="auto"/>
    </style:style>
    <style:style style:name="Table23.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3.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3.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4" style:family="table">
      <style:table-properties style:width="16.99cm" fo:margin-top="0cm" fo:margin-bottom="0cm" table:align="center" fo:background-color="#ffffff" style:writing-mode="lr-tb">
        <style:background-image/>
      </style:table-properties>
    </style:style>
    <style:style style:name="Table24.A" style:family="table-column">
      <style:table-column-properties style:column-width="1.438cm"/>
    </style:style>
    <style:style style:name="Table24.B" style:family="table-column">
      <style:table-column-properties style:column-width="1.448cm"/>
    </style:style>
    <style:style style:name="Table24.C" style:family="table-column">
      <style:table-column-properties style:column-width="7.052cm"/>
    </style:style>
    <style:style style:name="Table24.1" style:family="table-row">
      <style:table-row-properties style:min-row-height="0.52cm" fo:keep-together="auto"/>
    </style:style>
    <style:style style:name="Table24.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4.2" style:family="table-row">
      <style:table-row-properties style:min-row-height="1.482cm" fo:keep-together="auto"/>
    </style:style>
    <style:style style:name="Table24.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4.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4.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5" style:family="table">
      <style:table-properties style:width="16.99cm" fo:margin-top="0cm" fo:margin-bottom="0cm" table:align="center" fo:background-color="#ffffff" style:writing-mode="lr-tb">
        <style:background-image/>
      </style:table-properties>
    </style:style>
    <style:style style:name="Table25.A" style:family="table-column">
      <style:table-column-properties style:column-width="1.438cm"/>
    </style:style>
    <style:style style:name="Table25.B" style:family="table-column">
      <style:table-column-properties style:column-width="1.448cm"/>
    </style:style>
    <style:style style:name="Table25.C" style:family="table-column">
      <style:table-column-properties style:column-width="7.052cm"/>
    </style:style>
    <style:style style:name="Table25.1" style:family="table-row">
      <style:table-row-properties style:min-row-height="0.52cm" fo:keep-together="auto"/>
    </style:style>
    <style:style style:name="Table25.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5.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5.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6" style:family="table">
      <style:table-properties style:width="16.99cm" fo:margin-top="0cm" fo:margin-bottom="0cm" table:align="center" fo:background-color="#ffffff" style:writing-mode="lr-tb">
        <style:background-image/>
      </style:table-properties>
    </style:style>
    <style:style style:name="Table26.A" style:family="table-column">
      <style:table-column-properties style:column-width="1.438cm"/>
    </style:style>
    <style:style style:name="Table26.B" style:family="table-column">
      <style:table-column-properties style:column-width="1.448cm"/>
    </style:style>
    <style:style style:name="Table26.C" style:family="table-column">
      <style:table-column-properties style:column-width="7.052cm"/>
    </style:style>
    <style:style style:name="Table26.1" style:family="table-row">
      <style:table-row-properties style:min-row-height="0.52cm" fo:keep-together="auto"/>
    </style:style>
    <style:style style:name="Table26.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6.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6.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6.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7" style:family="table">
      <style:table-properties style:width="16.99cm" fo:margin-top="0cm" fo:margin-bottom="0cm" table:align="center" fo:background-color="#ffffff" style:writing-mode="lr-tb">
        <style:background-image/>
      </style:table-properties>
    </style:style>
    <style:style style:name="Table27.A" style:family="table-column">
      <style:table-column-properties style:column-width="1.438cm"/>
    </style:style>
    <style:style style:name="Table27.B" style:family="table-column">
      <style:table-column-properties style:column-width="1.448cm"/>
    </style:style>
    <style:style style:name="Table27.C" style:family="table-column">
      <style:table-column-properties style:column-width="7.052cm"/>
    </style:style>
    <style:style style:name="Table27.1" style:family="table-row">
      <style:table-row-properties style:min-row-height="0.52cm" fo:keep-together="auto"/>
    </style:style>
    <style:style style:name="Table27.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7.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7.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8" style:family="table">
      <style:table-properties style:width="16.99cm" fo:margin-top="0cm" fo:margin-bottom="0cm" table:align="center" fo:background-color="#ffffff" style:writing-mode="lr-tb">
        <style:background-image/>
      </style:table-properties>
    </style:style>
    <style:style style:name="Table28.A" style:family="table-column">
      <style:table-column-properties style:column-width="1.438cm"/>
    </style:style>
    <style:style style:name="Table28.B" style:family="table-column">
      <style:table-column-properties style:column-width="1.448cm"/>
    </style:style>
    <style:style style:name="Table28.C" style:family="table-column">
      <style:table-column-properties style:column-width="7.052cm"/>
    </style:style>
    <style:style style:name="Table28.1" style:family="table-row">
      <style:table-row-properties style:min-row-height="0.52cm" fo:keep-together="auto"/>
    </style:style>
    <style:style style:name="Table28.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8.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8.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8.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29" style:family="table">
      <style:table-properties style:width="16.99cm" fo:margin-top="0cm" fo:margin-bottom="0cm" table:align="center" fo:background-color="#ffffff" style:writing-mode="lr-tb">
        <style:background-image/>
      </style:table-properties>
    </style:style>
    <style:style style:name="Table29.A" style:family="table-column">
      <style:table-column-properties style:column-width="1.438cm"/>
    </style:style>
    <style:style style:name="Table29.B" style:family="table-column">
      <style:table-column-properties style:column-width="1.448cm"/>
    </style:style>
    <style:style style:name="Table29.C" style:family="table-column">
      <style:table-column-properties style:column-width="7.052cm"/>
    </style:style>
    <style:style style:name="Table29.1" style:family="table-row">
      <style:table-row-properties style:min-row-height="0.52cm" fo:keep-together="auto"/>
    </style:style>
    <style:style style:name="Table29.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29.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29.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0" style:family="table">
      <style:table-properties style:width="16.99cm" fo:margin-top="0cm" fo:margin-bottom="0cm" table:align="center" fo:background-color="#ffffff" style:writing-mode="lr-tb">
        <style:background-image/>
      </style:table-properties>
    </style:style>
    <style:style style:name="Table30.A" style:family="table-column">
      <style:table-column-properties style:column-width="1.438cm"/>
    </style:style>
    <style:style style:name="Table30.B" style:family="table-column">
      <style:table-column-properties style:column-width="1.448cm"/>
    </style:style>
    <style:style style:name="Table30.C" style:family="table-column">
      <style:table-column-properties style:column-width="7.052cm"/>
    </style:style>
    <style:style style:name="Table30.1" style:family="table-row">
      <style:table-row-properties style:min-row-height="0.52cm" fo:keep-together="auto"/>
    </style:style>
    <style:style style:name="Table30.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0.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0.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0.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Table31" style:family="table">
      <style:table-properties style:width="16.99cm" fo:margin-top="0cm" fo:margin-bottom="0cm" table:align="center" fo:background-color="#ffffff" style:writing-mode="lr-tb">
        <style:background-image/>
      </style:table-properties>
    </style:style>
    <style:style style:name="Table31.A" style:family="table-column">
      <style:table-column-properties style:column-width="1.438cm"/>
    </style:style>
    <style:style style:name="Table31.B" style:family="table-column">
      <style:table-column-properties style:column-width="1.448cm"/>
    </style:style>
    <style:style style:name="Table31.C" style:family="table-column">
      <style:table-column-properties style:column-width="7.052cm"/>
    </style:style>
    <style:style style:name="Table31.1" style:family="table-row">
      <style:table-row-properties style:min-row-height="0.52cm" fo:keep-together="auto"/>
    </style:style>
    <style:style style:name="Table31.A1" style:family="table-cell">
      <style:table-cell-properties style:vertical-align="" fo:background-color="#bdc0bf" fo:padding="0.141cm" fo:border-left="0.25pt solid #000001" fo:border-right="0.25pt solid #000001" fo:border-top="0.25pt solid #000001" fo:border-bottom="0.5pt solid #000001">
        <style:background-image/>
      </style:table-cell-properties>
    </style:style>
    <style:style style:name="Table31.A2" style:family="table-cell">
      <style:table-cell-properties style:vertical-align="" fo:background-color="#e2e4e3" fo:padding="0.141cm" fo:border-left="0.25pt solid #000001" fo:border-right="0.5pt solid #000001" fo:border-top="0.5pt solid #000001" fo:border-bottom="0.25pt solid #000001">
        <style:background-image/>
      </style:table-cell-properties>
    </style:style>
    <style:style style:name="Table31.B2" style:family="table-cell">
      <style:table-cell-properties style:vertical-align="" fo:background-color="#ffffff" fo:padding="0.141cm" fo:border-left="0.5pt solid #000001" fo:border-right="0.25pt solid #000001" fo:border-top="0.5pt solid #000001" fo:border-bottom="0.25pt solid #000001">
        <style:background-image/>
      </style:table-cell-properties>
    </style:style>
    <style:style style:name="Table31.C2" style:family="table-cell">
      <style:table-cell-properties style:vertical-align="" fo:background-color="#ffffff" fo:padding="0.141cm" fo:border-left="0.25pt solid #000001" fo:border-right="0.25pt solid #000001" fo:border-top="0.5pt solid #000001" fo:border-bottom="0.25pt solid #000001">
        <style:background-image/>
      </style:table-cell-properties>
    </style:style>
    <style:style style:name="P1" style:family="paragraph" style:parent-style-name="Standard">
      <style:text-properties officeooo:rsid="001cc853" officeooo:paragraph-rsid="001cc853"/>
    </style:style>
    <style:style style:name="P2" style:family="paragraph" style:parent-style-name="Standard">
      <style:paragraph-properties fo:text-align="start" style:justify-single-word="false"/>
      <style:text-properties style:font-name="Arial" fo:font-size="12pt" fo:language="en" fo:country="US" style:text-underline-style="none" officeooo:paragraph-rsid="0040e9c8" fo:background-color="#ffffff" style:font-size-asian="12pt" style:font-size-complex="12pt"/>
    </style:style>
    <style:style style:name="P3" style:family="paragraph" style:parent-style-name="Body">
      <style:paragraph-properties fo:text-align="center" style:justify-single-word="false"/>
    </style:style>
    <style:style style:name="P4" style:family="paragraph" style:parent-style-name="Body">
      <style:paragraph-properties fo:text-align="start" style:justify-single-word="false"/>
      <style:text-properties style:text-underline-style="solid" style:text-underline-width="auto" style:text-underline-color="#00000a" fo:font-weight="bold" style:font-weight-asian="bold" style:font-weight-complex="bold"/>
    </style:style>
    <style:style style:name="P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6" style:family="paragraph" style:parent-style-name="Body">
      <style:paragraph-properties fo:text-align="center" style:justify-single-word="false"/>
      <style:text-properties style:text-underline-style="solid" style:text-underline-width="auto" style:text-underline-color="#00000a" fo:font-weight="bold" officeooo:rsid="003764d5" style:font-weight-asian="bold" style:font-weight-complex="bold"/>
    </style:style>
    <style:style style:name="P7" style:family="paragraph" style:parent-style-name="Body">
      <style:paragraph-properties fo:text-align="start" style:justify-single-word="false"/>
      <style:text-properties fo:font-weight="bold" style:font-weight-asian="bold" style:font-weight-complex="bold"/>
    </style:style>
    <style:style style:name="P8" style:family="paragraph" style:parent-style-name="Body">
      <style:paragraph-properties fo:text-align="center" style:justify-single-word="false"/>
      <style:text-properties style:text-underline-style="none" fo:font-weight="normal" officeooo:rsid="001a289e" officeooo:paragraph-rsid="001a289e" style:font-weight-asian="normal" style:font-weight-complex="normal"/>
    </style:style>
    <style:style style:name="P9" style:family="paragraph" style:parent-style-name="Body">
      <style:paragraph-properties fo:text-align="center" style:justify-single-word="false"/>
      <style:text-properties style:text-underline-style="none" fo:font-weight="normal" officeooo:rsid="001cc853" officeooo:paragraph-rsid="001cc853" style:font-weight-asian="normal" style:font-weight-complex="normal"/>
    </style:style>
    <style:style style:name="P10" style:family="paragraph" style:parent-style-name="Body">
      <style:paragraph-properties fo:text-align="center" style:justify-single-word="false"/>
      <style:text-properties style:text-underline-style="none" fo:font-weight="normal" officeooo:rsid="001ee0ae" officeooo:paragraph-rsid="001ee0ae" style:font-weight-asian="normal" style:font-weight-complex="normal"/>
    </style:style>
    <style:style style:name="P11" style:family="paragraph" style:parent-style-name="Body">
      <style:paragraph-properties fo:text-align="center" style:justify-single-word="false"/>
      <style:text-properties style:text-underline-style="none" fo:font-weight="normal" officeooo:rsid="0021a461" officeooo:paragraph-rsid="0021a461" style:font-weight-asian="normal" style:font-weight-complex="normal"/>
    </style:style>
    <style:style style:name="P12" style:family="paragraph" style:parent-style-name="Body">
      <style:paragraph-properties fo:text-align="center" style:justify-single-word="false"/>
      <style:text-properties style:text-underline-style="none" fo:font-weight="normal" officeooo:rsid="0023cd29" officeooo:paragraph-rsid="0023cd29" style:font-weight-asian="normal" style:font-weight-complex="normal"/>
    </style:style>
    <style:style style:name="P13" style:family="paragraph" style:parent-style-name="Body">
      <style:paragraph-properties fo:text-align="center" style:justify-single-word="false"/>
      <style:text-properties style:text-underline-style="none" fo:font-weight="normal" officeooo:rsid="00246b46" officeooo:paragraph-rsid="00246b46" style:font-weight-asian="normal" style:font-weight-complex="normal"/>
    </style:style>
    <style:style style:name="P14" style:family="paragraph" style:parent-style-name="Body">
      <style:paragraph-properties fo:text-align="center" style:justify-single-word="false"/>
      <style:text-properties style:text-underline-style="none" fo:font-weight="normal" officeooo:rsid="0026f39b" officeooo:paragraph-rsid="0026f39b" style:font-weight-asian="normal" style:font-weight-complex="normal"/>
    </style:style>
    <style:style style:name="P15" style:family="paragraph" style:parent-style-name="Body">
      <style:paragraph-properties fo:text-align="center" style:justify-single-word="false"/>
      <style:text-properties style:text-underline-style="none" fo:font-weight="normal" officeooo:rsid="00284af0" officeooo:paragraph-rsid="00284af0" style:font-weight-asian="normal" style:font-weight-complex="normal"/>
    </style:style>
    <style:style style:name="P16" style:family="paragraph" style:parent-style-name="Body">
      <style:paragraph-properties fo:text-align="center" style:justify-single-word="false"/>
      <style:text-properties style:text-underline-style="none" fo:font-weight="normal" officeooo:rsid="002ec6f4" officeooo:paragraph-rsid="002ec6f4" style:font-weight-asian="normal" style:font-weight-complex="normal"/>
    </style:style>
    <style:style style:name="P17" style:family="paragraph" style:parent-style-name="Body">
      <style:paragraph-properties fo:text-align="center" style:justify-single-word="false"/>
      <style:text-properties style:text-underline-style="none" fo:font-weight="normal" officeooo:rsid="00308a9e" officeooo:paragraph-rsid="00308a9e" style:font-weight-asian="normal" style:font-weight-complex="normal"/>
    </style:style>
    <style:style style:name="P18" style:family="paragraph" style:parent-style-name="Body">
      <style:paragraph-properties fo:text-align="center" style:justify-single-word="false"/>
      <style:text-properties style:text-underline-style="none" fo:font-weight="normal" officeooo:rsid="0030979d" officeooo:paragraph-rsid="0030979d" style:font-weight-asian="normal" style:font-weight-complex="normal"/>
    </style:style>
    <style:style style:name="P19" style:family="paragraph" style:parent-style-name="Body">
      <style:paragraph-properties fo:text-align="center" style:justify-single-word="false"/>
      <style:text-properties style:text-underline-style="none" fo:font-weight="normal" officeooo:rsid="0031a0ef" officeooo:paragraph-rsid="0031a0ef" style:font-weight-asian="normal" style:font-weight-complex="normal"/>
    </style:style>
    <style:style style:name="P20" style:family="paragraph" style:parent-style-name="Body">
      <style:paragraph-properties fo:text-align="center" style:justify-single-word="false"/>
      <style:text-properties style:text-underline-style="none" fo:font-weight="normal" officeooo:rsid="0033994e" officeooo:paragraph-rsid="0033994e" style:font-weight-asian="normal" style:font-weight-complex="normal"/>
    </style:style>
    <style:style style:name="P21" style:family="paragraph" style:parent-style-name="Body">
      <style:paragraph-properties fo:text-align="center" style:justify-single-word="false"/>
      <style:text-properties style:text-underline-style="none" fo:font-weight="normal" officeooo:rsid="0039799d" officeooo:paragraph-rsid="0039799d" style:font-weight-asian="normal" style:font-weight-complex="normal"/>
    </style:style>
    <style:style style:name="P22" style:family="paragraph" style:parent-style-name="Body">
      <style:paragraph-properties fo:text-align="center" style:justify-single-word="false"/>
      <style:text-properties style:text-underline-style="none" fo:font-weight="normal" style:font-weight-asian="normal" style:font-weight-complex="normal"/>
    </style:style>
    <style:style style:name="P23" style:family="paragraph" style:parent-style-name="Body">
      <style:paragraph-properties fo:text-align="center" style:justify-single-word="false"/>
      <style:text-properties style:text-underline-style="none" fo:font-weight="normal" officeooo:rsid="003b6604" officeooo:paragraph-rsid="003b6604" style:font-weight-asian="normal" style:font-weight-complex="normal"/>
    </style:style>
    <style:style style:name="P24" style:family="paragraph" style:parent-style-name="Body">
      <style:paragraph-properties fo:text-align="center" style:justify-single-word="false"/>
      <style:text-properties style:text-underline-style="none" fo:font-weight="normal" officeooo:rsid="004280b0" officeooo:paragraph-rsid="004280b0" style:font-weight-asian="normal" style:font-weight-complex="normal"/>
    </style:style>
    <style:style style:name="P25"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26"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284af0" style:font-weight-asian="bold" style:font-weight-complex="bold"/>
    </style:style>
    <style:style style:name="P27" style:family="paragraph" style:parent-style-name="Body">
      <style:paragraph-properties fo:text-align="center" style:justify-single-word="false"/>
      <style:text-properties fo:language="en" fo:country="US" style:text-underline-style="solid" style:text-underline-width="auto" style:text-underline-color="#00000a" fo:font-weight="bold" officeooo:paragraph-rsid="00308a9e" style:font-weight-asian="bold" style:font-weight-complex="bold"/>
    </style:style>
    <style:style style:name="P28" style:family="paragraph" style:parent-style-name="Body">
      <style:paragraph-properties fo:text-align="center" style:justify-single-word="false"/>
      <style:text-properties fo:language="en" fo:country="US"/>
    </style:style>
    <style:style style:name="P29" style:family="paragraph" style:parent-style-name="Body">
      <style:paragraph-properties fo:text-align="center" style:justify-single-word="false"/>
      <style:text-properties fo:language="en" fo:country="US" style:text-underline-style="none" fo:font-weight="normal" officeooo:rsid="003764d5" style:font-weight-asian="normal" style:font-weight-complex="normal"/>
    </style:style>
    <style:style style:name="P30" style:family="paragraph" style:parent-style-name="Body">
      <style:paragraph-properties fo:text-align="center" style:justify-single-word="false"/>
      <style:text-properties fo:language="en" fo:country="US" style:text-underline-style="none" fo:font-weight="normal" officeooo:rsid="003954cf" officeooo:paragraph-rsid="003954cf" style:font-weight-asian="normal" style:font-weight-complex="normal"/>
    </style:style>
    <style:style style:name="P31" style:family="paragraph" style:parent-style-name="Body">
      <style:paragraph-properties fo:text-align="center" style:justify-single-word="false"/>
      <style:text-properties fo:language="en" fo:country="US" style:text-underline-style="none" fo:font-weight="normal" officeooo:rsid="003e93c0" officeooo:paragraph-rsid="003e93c0" style:font-weight-asian="normal" style:font-weight-complex="normal"/>
    </style:style>
    <style:style style:name="P32" style:family="paragraph" style:parent-style-name="Body">
      <style:paragraph-properties fo:text-align="center" style:justify-single-word="false"/>
      <style:text-properties fo:language="en" fo:country="US" style:text-underline-style="none" fo:font-weight="normal" officeooo:rsid="003fd278" officeooo:paragraph-rsid="003fd278" style:font-weight-asian="normal" style:font-weight-complex="normal"/>
    </style:style>
    <style:style style:name="P33" style:family="paragraph" style:parent-style-name="Body">
      <style:paragraph-properties fo:text-align="start" style:justify-single-word="false" style:writing-mode="lr-tb"/>
    </style:style>
    <style:style style:name="P34" style:family="paragraph" style:parent-style-name="Table_20_Style_20_1">
      <style:paragraph-properties fo:text-align="start" style:justify-single-word="false" style:writing-mode="lr-tb"/>
      <style:text-properties style:font-name="Helvetica Neue" style:font-name-asian="Arial Unicode MS" style:font-name-complex="Arial Unicode MS"/>
    </style:style>
    <style:style style:name="P35" style:family="paragraph" style:parent-style-name="Table_20_Style_20_2">
      <style:paragraph-properties fo:text-align="start" style:justify-single-word="false" style:writing-mode="lr-tb"/>
      <style:text-properties style:font-name="Helvetica Neue" style:font-name-asian="Arial Unicode MS" style:font-name-complex="Arial Unicode MS"/>
    </style:style>
    <style:style style:name="P36"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fo:background-color="#ffffff" style:font-size-asian="12pt" style:font-size-complex="12pt"/>
    </style:style>
    <style:style style:name="P37"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fo:language="en" fo:country="US" style:text-underline-style="none" style:font-size-asian="12pt" style:font-size-complex="12pt"/>
    </style:style>
    <style:style style:name="P38" style:family="paragraph" style:parent-style-name="Default">
      <style:paragraph-properties fo:margin-left="0cm" fo:margin-right="0cm" fo:margin-top="0.141cm" fo:margin-bottom="0cm" loext:contextual-spacing="false" fo:text-align="start" style:justify-single-word="false" fo:text-indent="0cm" style:auto-text-indent="false" style:writing-mode="lr-tb"/>
      <style:text-properties style:font-name="Arial" fo:font-size="12pt" style:text-underline-style="none" fo:background-color="#ffffff" style:font-size-asian="12pt" style:font-size-complex="12pt"/>
    </style:style>
    <style:style style:name="P39" style:family="paragraph" style:parent-style-name="Default">
      <style:paragraph-properties fo:text-align="start" style:justify-single-word="false"/>
      <style:text-properties style:font-name="Arial" fo:font-size="12pt" fo:language="en" fo:country="US" style:text-underline-style="none" fo:background-color="#ffffff" style:font-size-asian="12pt" style:font-size-complex="12pt"/>
    </style:style>
    <style:style style:name="P40" style:family="paragraph" style:parent-style-name="Default">
      <style:paragraph-properties fo:text-align="start" style:justify-single-word="false"/>
      <style:text-properties style:font-name="Arial" fo:font-size="12pt" fo:language="en" fo:country="US" style:text-underline-style="none" style:font-size-asian="12pt" style:font-size-complex="12pt"/>
    </style:style>
    <style:style style:name="P41" style:family="paragraph" style:parent-style-name="Body" style:master-page-name="Standard">
      <style:paragraph-properties fo:text-align="start" style:justify-single-word="false" style:page-number="auto" style:writing-mode="lr-tb"/>
    </style:style>
    <style:style style:name="P42" style:family="paragraph" style:parent-style-name="Body">
      <style:paragraph-properties fo:text-align="center" style:justify-single-word="false"/>
      <style:text-properties fo:language="en" fo:country="US" style:text-underline-style="solid" style:text-underline-width="auto" style:text-underline-color="#00000a" fo:font-weight="bold" style:font-weight-asian="bold" style:font-weight-complex="bold"/>
    </style:style>
    <style:style style:name="P43" style:family="paragraph" style:parent-style-name="Body">
      <style:paragraph-properties fo:text-align="center" style:justify-single-word="false"/>
      <style:text-properties fo:language="en" fo:country="US" style:text-underline-style="none" fo:font-weight="normal" officeooo:rsid="004280b0" officeooo:paragraph-rsid="004280b0" style:font-weight-asian="normal" style:font-weight-complex="normal"/>
    </style:style>
    <style:style style:name="P44" style:family="paragraph" style:parent-style-name="Body">
      <style:paragraph-properties fo:text-align="center" style:justify-single-word="false"/>
      <style:text-properties fo:language="en" fo:country="US" style:text-underline-style="none" fo:font-weight="normal" officeooo:rsid="004807ee" officeooo:paragraph-rsid="00483a02" style:font-weight-asian="normal" style:font-weight-complex="normal"/>
    </style:style>
    <style:style style:name="P45" style:family="paragraph" style:parent-style-name="Body">
      <style:paragraph-properties fo:text-align="center" style:justify-single-word="false"/>
      <style:text-properties style:text-underline-style="solid" style:text-underline-width="auto" style:text-underline-color="#00000a" fo:font-weight="bold" style:font-weight-asian="bold" style:font-weight-complex="bold"/>
    </style:style>
    <style:style style:name="P46" style:family="paragraph" style:parent-style-name="Body">
      <style:paragraph-properties fo:text-align="center" style:justify-single-word="false"/>
      <style:text-properties style:text-underline-style="solid" style:text-underline-width="auto" style:text-underline-color="#00000a" fo:font-weight="bold" officeooo:rsid="004935bb" officeooo:paragraph-rsid="004935bb" style:font-weight-asian="bold" style:font-weight-complex="bold"/>
    </style:style>
    <style:style style:name="P47" style:family="paragraph" style:parent-style-name="Body">
      <style:paragraph-properties fo:text-align="center" style:justify-single-word="false"/>
      <style:text-properties style:text-underline-style="solid" style:text-underline-width="auto" style:text-underline-color="#00000a" fo:font-weight="bold" officeooo:rsid="004cadc5" officeooo:paragraph-rsid="004cadc5" style:font-weight-asian="bold" style:font-weight-complex="bold"/>
    </style:style>
    <style:style style:name="P48" style:family="paragraph" style:parent-style-name="Body">
      <style:paragraph-properties fo:text-align="center" style:justify-single-word="false"/>
      <style:text-properties style:text-underline-style="solid" style:text-underline-width="auto" style:text-underline-color="#00000a" fo:font-weight="bold" officeooo:rsid="004dcc18" officeooo:paragraph-rsid="004dcc18" style:font-weight-asian="bold" style:font-weight-complex="bold"/>
    </style:style>
    <style:style style:name="P49" style:family="paragraph" style:parent-style-name="Body">
      <style:paragraph-properties fo:text-align="center" style:justify-single-word="false"/>
      <style:text-properties style:text-underline-style="none" fo:font-weight="normal" officeooo:rsid="003bdfe4" officeooo:paragraph-rsid="003bdfe4" style:font-weight-asian="normal" style:font-weight-complex="normal"/>
    </style:style>
    <style:style style:name="P50" style:family="paragraph" style:parent-style-name="Body">
      <style:paragraph-properties fo:text-align="center" style:justify-single-word="false"/>
      <style:text-properties style:text-underline-style="none" fo:font-weight="normal" officeooo:rsid="00483a02" officeooo:paragraph-rsid="00483a02" style:font-weight-asian="normal" style:font-weight-complex="normal"/>
    </style:style>
    <style:style style:name="P51" style:family="paragraph" style:parent-style-name="Body">
      <style:paragraph-properties fo:text-align="center" style:justify-single-word="false"/>
      <style:text-properties style:text-underline-style="none" fo:font-weight="normal" officeooo:rsid="004935bb" officeooo:paragraph-rsid="004935bb" style:font-weight-asian="normal" style:font-weight-complex="normal"/>
    </style:style>
    <style:style style:name="P52" style:family="paragraph" style:parent-style-name="Body">
      <style:paragraph-properties fo:text-align="center" style:justify-single-word="false"/>
      <style:text-properties style:text-underline-style="none" fo:font-weight="normal" officeooo:rsid="004a4cbf" officeooo:paragraph-rsid="004a4cbf" style:font-weight-asian="normal" style:font-weight-complex="normal"/>
    </style:style>
    <style:style style:name="P53" style:family="paragraph" style:parent-style-name="Body">
      <style:paragraph-properties fo:text-align="center" style:justify-single-word="false"/>
      <style:text-properties style:text-underline-style="none" fo:font-weight="normal" style:font-weight-asian="normal" style:font-weight-complex="normal"/>
    </style:style>
    <style:style style:name="P54" style:family="paragraph" style:parent-style-name="Body">
      <style:paragraph-properties fo:text-align="center" style:justify-single-word="false"/>
      <style:text-properties style:text-underline-style="none" fo:font-weight="normal" officeooo:rsid="004cadc5" officeooo:paragraph-rsid="004cadc5" style:font-weight-asian="normal" style:font-weight-complex="normal"/>
    </style:style>
    <style:style style:name="P55" style:family="paragraph" style:parent-style-name="Body">
      <style:paragraph-properties fo:text-align="center" style:justify-single-word="false"/>
      <style:text-properties style:text-underline-style="none" fo:font-weight="normal" officeooo:rsid="004dcc18" officeooo:paragraph-rsid="004dcc18" style:font-weight-asian="normal" style:font-weight-complex="normal"/>
    </style:style>
    <style:style style:name="P56" style:family="paragraph" style:parent-style-name="Default">
      <style:paragraph-properties fo:text-align="start" style:justify-single-word="false"/>
      <style:text-properties style:font-name="Arial" fo:font-size="12pt" fo:language="en" fo:country="US" style:text-underline-style="none" fo:font-weight="normal" officeooo:rsid="0040e9c8" officeooo:paragraph-rsid="0040e9c8" fo:background-color="#ffffff" style:font-size-asian="12pt" style:font-weight-asian="normal" style:font-size-complex="12pt" style:font-weight-complex="normal"/>
    </style:style>
    <style:style style:name="T1" style:family="text">
      <style:text-properties fo:language="en" fo:country="US"/>
    </style:style>
    <style:style style:name="T2" style:family="text">
      <style:text-properties officeooo:rsid="001ffc88"/>
    </style:style>
    <style:style style:name="T3" style:family="text">
      <style:text-properties officeooo:rsid="003abf5b"/>
    </style:style>
    <style:style style:name="T4" style:family="text">
      <style:text-properties officeooo:rsid="003c09d8"/>
    </style:style>
    <style:style style:name="T5" style:family="text">
      <style:text-properties officeooo:rsid="003d1068"/>
    </style:style>
    <style:style style:name="T6" style:family="text">
      <style:text-properties officeooo:rsid="0040e9c8"/>
    </style:style>
    <style:style style:name="T7" style:family="text">
      <style:text-properties officeooo:rsid="0046376c"/>
    </style:style>
    <style:style style:name="T8" style:family="text">
      <style:text-properties officeooo:rsid="004a4cbf"/>
    </style:style>
    <style:style style:name="fr1"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423cm" fo:margin-right="0.423cm" fo:margin-top="0.423cm" fo:margin-bottom="0.423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33"/>
      <text:p text:style-name="P33"/>
      <text:p text:style-name="P33"/>
      <text:p text:style-name="P33"/>
      <text:p text:style-name="P33"/>
      <text:p text:style-name="P33"/>
      <text:p text:style-name="P33"/>
      <text:p text:style-name="P25"/>
      <text:p text:style-name="P25"/>
      <text:p text:style-name="P25"/>
      <text:p text:style-name="P25"/>
      <text:p text:style-name="P25">Evidence Gathering Document for SQA Level 8 Professional Developer Award.</text:p>
      <text:p text:style-name="P5"/>
      <text:p text:style-name="P5"/>
      <text:p text:style-name="P28">This document is designed for you to present your screenshots and diagrams relevant to the PDA and to also give a short description of what you are showing to clarify understanding for the assessor. </text:p>
      <text:p text:style-name="P3"/>
      <text:p text:style-name="P3"><text:span text:style-name="T1">Each point that required details the Assessmen</text:span><draw:frame draw:style-name="fr1" draw:name="officeArt object" text:anchor-type="char" svg:x="6.563cm" svg:y="0.265cm" svg:width="7.874cm" svg:height="4.498cm" draw:z-index="0"><draw:image xlink:href="Pictures/10000201000004A1000002A5B40A8703B6374FF2.png" xlink:type="simple" xlink:show="embed" xlink:actuate="onLoad"/><draw:contour-polygon svg:width="1186px" svg:height="678px" svg:viewBox="0 0 1186 678" draw:points="1,0 1186,1 1185,678 0,676" draw:recreate-on-edit="false"/></draw:frame><text:span text:style-name="T1">t Criteria (What you have to show) along with a brief description of the kind of things you should be showing. </text:span></text:p>
      <text:p text:style-name="P3"/>
      <text:p text:style-name="P28">Please fill in each point with screenshot or diagram and description. </text:p>
      <text:p text:style-name="P3"/>
      <text:p text:style-name="P3"/>
      <text:p text:style-name="P3"/>
      <text:p text:style-name="P25">Week 2</text:p>
      <text:p text:style-name="P5"/>
      <table:table table:name="Table1" table:style-name="Table1">
        <table:table-column table:style-name="Table1.A"/>
        <table:table-column table:style-name="Table1.B"/>
        <table:table-column table:style-name="Table1.C" table:number-columns-repeated="2"/>
        <table:table-header-rows>
          <table:table-row table:style-name="Table1.1">
            <table:table-cell table:style-name="Table1.A1" office:value-type="string">
              <text:p text:style-name="P34">Unit</text:p>
            </table:table-cell>
            <table:table-cell table:style-name="Table1.A1" office:value-type="string">
              <text:p text:style-name="P34">Ref</text:p>
            </table:table-cell>
            <table:table-cell table:style-name="Table1.A1" office:value-type="string">
              <text:p text:style-name="P34">Evidence</text:p>
            </table:table-cell>
            <table:table-cell table:style-name="Table1.A1" office:value-type="string">
              <text:p text:style-name="Standard"/>
            </table:table-cell>
          </table:table-row>
        </table:table-header-rows>
        <table:table-row table:style-name="Table1.2">
          <table:table-cell table:style-name="Table1.A2" office:value-type="string">
            <text:p text:style-name="P34">I&amp;T</text:p>
          </table:table-cell>
          <table:table-cell table:style-name="Table1.B2" office:value-type="string">
            <text:p text:style-name="P35">I.T.5</text:p>
          </table:table-cell>
          <table:table-cell table:style-name="Table1.C2" table:number-columns-spanned="2" office:value-type="string">
            <text:p text:style-name="P36">Demonstrate the use of an array in a program. Take screenshots of: </text:p>
            <text:p text:style-name="P39">*An array in a program</text:p>
            <text:p text:style-name="P39">*A function that uses the array</text:p>
            <text:p text:style-name="P39">*The result of the function running</text:p>
          </table:table-cell>
          <table:covered-table-cell/>
        </table:table-row>
      </table:table>
      <text:p text:style-name="P7"/>
      <text:p text:style-name="P5"/>
      <text:p text:style-name="P25">Paste Screenshot here</text:p>
      <text:p text:style-name="P8"/>
      <text:p text:style-name="P5"><draw:frame draw:style-name="fr2" draw:name="Image1" text:anchor-type="char" svg:x="3.364cm" svg:y="0.443cm" svg:width="10.195cm" svg:height="4.833cm" draw:z-index="1"><draw:image xlink:href="Pictures/100002010000024200000112DABF523CA198E864.png" xlink:type="simple" xlink:show="embed" xlink:actuate="onLoad"/><draw:contour-polygon svg:width="10.181cm" svg:height="4.84cm" svg:viewBox="0 0 10181 4840" draw:points="14,0 10195,0 10195,4840 14,484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2" text:anchor-type="char" svg:x="3.893cm" svg:y="0.351cm" svg:width="9.278cm" svg:height="3.351cm" draw:z-index="2"><draw:image xlink:href="Pictures/100002010000020E000000BEBC05416B97D9FE1C.png" xlink:type="simple" xlink:show="embed" xlink:actuate="onLoad"/><draw:contour-polygon svg:width="9.264cm" svg:height="3.356cm" svg:viewBox="0 0 9264 3356" draw:points="14,0 9278,0 9278,3356 14,3356" draw:recreate-on-edit="false"/></draw:frame></text:p>
      <text:p text:style-name="P5"><text:soft-page-break/></text:p>
      <text:p text:style-name="P5"/>
      <text:p text:style-name="P5"/>
      <text:p text:style-name="P5"/>
      <text:p text:style-name="P5"/>
      <text:p text:style-name="P5"/>
      <text:p text:style-name="P5"/>
      <text:p text:style-name="P25"/>
      <text:p text:style-name="P25"/>
      <text:p text:style-name="P25">Description here</text:p>
      <text:p text:style-name="P5"/>
      <text:p text:style-name="P28">Creates an array of integers. Function prints each of those integers + 1.</text:p>
      <text:p text:style-name="P5"/>
      <table:table table:name="Table2" table:style-name="Table2">
        <table:table-column table:style-name="Table2.A"/>
        <table:table-column table:style-name="Table2.B"/>
        <table:table-column table:style-name="Table2.C" table:number-columns-repeated="2"/>
        <table:table-header-rows>
          <table:table-row table:style-name="Table2.1">
            <table:table-cell table:style-name="Table2.A1" office:value-type="string">
              <text:p text:style-name="P34">Unit</text:p>
            </table:table-cell>
            <table:table-cell table:style-name="Table2.A1" office:value-type="string">
              <text:p text:style-name="P34">Ref</text:p>
            </table:table-cell>
            <table:table-cell table:style-name="Table2.A1" office:value-type="string">
              <text:p text:style-name="P34">Evidence</text:p>
            </table:table-cell>
            <table:table-cell table:style-name="Table2.A1" office:value-type="string">
              <text:p text:style-name="Standard"/>
            </table:table-cell>
          </table:table-row>
        </table:table-header-rows>
        <table:table-row table:style-name="Table2.2">
          <table:table-cell table:style-name="Table2.A2" office:value-type="string">
            <text:p text:style-name="P34">I&amp;T</text:p>
          </table:table-cell>
          <table:table-cell table:style-name="Table2.B2" office:value-type="string">
            <text:p text:style-name="P35">I.T.6</text:p>
          </table:table-cell>
          <table:table-cell table:style-name="Table2.C2" table:number-columns-spanned="2" office:value-type="string">
            <text:p text:style-name="P36">Demonstrate the use of a hash in a program. Take screenshots of: </text:p>
            <text:p text:style-name="P39">*A hash in a program</text:p>
            <text:p text:style-name="P39">*A function that uses the hash</text:p>
            <text:p text:style-name="P39">*The result of the function running</text:p>
          </table:table-cell>
          <table:covered-table-cell/>
        </table:table-row>
      </table:table>
      <text:p text:style-name="P7"/>
      <text:p text:style-name="P5"/>
      <text:p text:style-name="P25">Paste Screenshot here</text:p>
      <text:p text:style-name="P5"/>
      <text:p text:style-name="P5"><draw:frame draw:style-name="fr2" draw:name="Image3" text:anchor-type="char" svg:x="4.187cm" svg:y="0.293cm" svg:width="9.772cm" svg:height="8.502cm" draw:z-index="3"><draw:image xlink:href="Pictures/100002010000022A000001E214A63A329CC51984.png" xlink:type="simple" xlink:show="embed" xlink:actuate="onLoad"/><draw:contour-polygon svg:width="9.758cm" svg:height="8.515cm" svg:viewBox="0 0 9758 8515" draw:points="14,0 9772,0 9772,8515 14,8515"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4" text:anchor-type="char" svg:x="4.611cm" svg:y="0.309cm" svg:width="9.172cm" svg:height="3.104cm" draw:z-index="4"><draw:image xlink:href="Pictures/1000020100000208000000B06BF399292101F5D2.png" xlink:type="simple" xlink:show="embed" xlink:actuate="onLoad"/><draw:contour-polygon svg:width="9.158cm" svg:height="3.109cm" svg:viewBox="0 0 9158 3109" draw:points="14,0 9172,0 9172,3109 14,3109" draw:recreate-on-edit="false"/></draw:frame></text:p>
      <text:p text:style-name="P5"/>
      <text:p text:style-name="P5"/>
      <text:p text:style-name="P5"/>
      <text:p text:style-name="P5"/>
      <text:p text:style-name="P5"/>
      <text:p text:style-name="P5"/>
      <text:p text:style-name="P5"/>
      <text:p text:style-name="P5"/>
      <text:p text:style-name="P25">Description here</text:p>
      <text:p text:style-name="P5"/>
      <text:p text:style-name="P28">Creates a hash of string key integer values. Function prints each of those integers + 1.</text:p>
      <text:p text:style-name="P5"/>
      <text:p text:style-name="P5"><text:soft-page-break/></text:p>
      <text:p text:style-name="P5"/>
      <text:p text:style-name="P25">Week 3</text:p>
      <text:p text:style-name="P4"/>
      <table:table table:name="Table3" table:style-name="Table3">
        <table:table-column table:style-name="Table3.A"/>
        <table:table-column table:style-name="Table3.B"/>
        <table:table-column table:style-name="Table3.C" table:number-columns-repeated="2"/>
        <table:table-header-rows>
          <table:table-row table:style-name="Table3.1">
            <table:table-cell table:style-name="Table3.A1" office:value-type="string">
              <text:p text:style-name="P34">Unit</text:p>
            </table:table-cell>
            <table:table-cell table:style-name="Table3.A1" office:value-type="string">
              <text:p text:style-name="P34">Ref</text:p>
            </table:table-cell>
            <table:table-cell table:style-name="Table3.A1" office:value-type="string">
              <text:p text:style-name="P34">Evidence</text:p>
            </table:table-cell>
            <table:table-cell table:style-name="Table3.A1" office:value-type="string">
              <text:p text:style-name="Standard"/>
            </table:table-cell>
          </table:table-row>
        </table:table-header-rows>
        <table:table-row table:style-name="Table3.2">
          <table:table-cell table:style-name="Table3.A2" office:value-type="string">
            <text:p text:style-name="P34">I&amp;T</text:p>
          </table:table-cell>
          <table:table-cell table:style-name="Table3.B2" office:value-type="string">
            <text:p text:style-name="P35">I.T.3</text:p>
          </table:table-cell>
          <table:table-cell table:style-name="Table3.C2" table:number-columns-spanned="2" office:value-type="string">
            <text:p text:style-name="P36">Demonstrate searching data in a program. Take screenshots of: </text:p>
            <text:p text:style-name="P39">*Function that searches data </text:p>
            <text:p text:style-name="P39">*The result of the function running</text:p>
          </table:table-cell>
          <table:covered-table-cell/>
        </table:table-row>
      </table:table>
      <text:p text:style-name="P7"/>
      <text:p text:style-name="P5"/>
      <text:p text:style-name="P25">Paste Screenshot here</text:p>
      <text:p text:style-name="P25"><draw:frame draw:style-name="fr3" draw:name="Image5" text:anchor-type="paragraph" svg:x="3.156cm" svg:y="0.307cm" svg:width="11.536cm" svg:height="11.986cm" draw:z-index="5"><draw:image xlink:href="Pictures/10000201000001B4000001C588E7EC73E0F34908.png" xlink:type="simple" xlink:show="embed" xlink:actuate="onLoad"/></draw:frame></text:p>
      <text:p text:style-name="P25"/>
      <text:p text:style-name="P25"/>
      <text:p text:style-name="P25"/>
      <text:p text:style-name="P25"/>
      <text:p text:style-name="P25"/>
      <text:p text:style-name="P25"/>
      <text:p text:style-name="P25"/>
      <text:p text:style-name="P25"/>
      <text:p text:style-name="P3"/>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9">Functi<text:span text:style-name="T7">on</text:span> searches an array for the number 3. Logs a string to the console indicating if three has been found when .find_index does not return nil else returns a string indicating that 3 is not in the array passed.</text:p>
      <text:p text:style-name="P9"/>
      <table:table table:name="Table4" table:style-name="Table4">
        <table:table-column table:style-name="Table4.A"/>
        <table:table-column table:style-name="Table4.B"/>
        <table:table-column table:style-name="Table4.C" table:number-columns-repeated="2"/>
        <table:table-header-rows>
          <table:table-row table:style-name="Table4.1">
            <table:table-cell table:style-name="Table4.A1" office:value-type="string">
              <text:p text:style-name="P34">Unit</text:p>
            </table:table-cell>
            <table:table-cell table:style-name="Table4.A1" office:value-type="string">
              <text:p text:style-name="P34">Ref</text:p>
            </table:table-cell>
            <table:table-cell table:style-name="Table4.A1" office:value-type="string">
              <text:p text:style-name="P34">Evidence</text:p>
            </table:table-cell>
            <table:table-cell table:style-name="Table4.A1" office:value-type="string">
              <text:p text:style-name="Standard"/>
            </table:table-cell>
          </table:table-row>
        </table:table-header-rows>
        <table:table-row table:style-name="Table4.2">
          <table:table-cell table:style-name="Table4.A2" office:value-type="string">
            <text:p text:style-name="P34">I&amp;T</text:p>
          </table:table-cell>
          <table:table-cell table:style-name="Table4.B2" office:value-type="string">
            <text:p text:style-name="P35">I.T.4</text:p>
          </table:table-cell>
          <table:table-cell table:style-name="Table4.C2" table:number-columns-spanned="2" office:value-type="string">
            <text:p text:style-name="P36">Demonstrate sorting data in a program. Take screenshots of:</text:p>
            <text:p text:style-name="P39">*Function that sorts data</text:p>
            <text:p text:style-name="P39">*The result of the function running</text:p>
          </table:table-cell>
          <table:covered-table-cell/>
        </table:table-row>
      </table:table>
      <text:p text:style-name="P7"/>
      <text:p text:style-name="P5"/>
      <text:p text:style-name="P25"/>
      <text:p text:style-name="P25"/>
      <text:p text:style-name="P25"><text:soft-page-break/>Paste Screenshot here</text:p>
      <text:p text:style-name="P5"><draw:frame draw:style-name="fr4" draw:name="Image6" text:anchor-type="paragraph" svg:width="11.086cm" svg:height="9.948cm" draw:z-index="6"><draw:image xlink:href="Pictures/10000201000001A30000017846FC65E6F134C551.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0">Function returns a new array of numbers sorted in ascending order given an array <text:span text:style-name="T2">of numbers is passed</text:span>. The new array is logged to the screen.</text:p>
      <text:p text:style-name="P5"/>
      <text:p text:style-name="P25">Week 5</text:p>
      <text:p text:style-name="P5"/>
      <table:table table:name="Table5" table:style-name="Table5">
        <table:table-column table:style-name="Table5.A"/>
        <table:table-column table:style-name="Table5.B"/>
        <table:table-column table:style-name="Table5.C" table:number-columns-repeated="2"/>
        <table:table-header-rows>
          <table:table-row table:style-name="Table5.1">
            <table:table-cell table:style-name="Table5.A1" office:value-type="string">
              <text:p text:style-name="P34">Unit</text:p>
            </table:table-cell>
            <table:table-cell table:style-name="Table5.A1" office:value-type="string">
              <text:p text:style-name="P34">Ref</text:p>
            </table:table-cell>
            <table:table-cell table:style-name="Table5.A1" office:value-type="string">
              <text:p text:style-name="P34">Evidence</text:p>
            </table:table-cell>
            <table:table-cell table:style-name="Table5.A1" office:value-type="string">
              <text:p text:style-name="Standard"/>
            </table:table-cell>
          </table:table-row>
        </table:table-header-rows>
        <table:table-row table:style-name="Table5.1">
          <table:table-cell table:style-name="Table5.A2" office:value-type="string">
            <text:p text:style-name="P34">A&amp;D</text:p>
          </table:table-cell>
          <table:table-cell table:style-name="Table5.B2" office:value-type="string">
            <text:p text:style-name="P35">A.D.1</text:p>
          </table:table-cell>
          <table:table-cell table:style-name="Table5.C2" table:number-columns-spanned="2" office:value-type="string">
            <text:p text:style-name="P36">A Use Case Diagram</text:p>
          </table:table-cell>
          <table:covered-table-cell/>
        </table:table-row>
      </table:table>
      <text:p text:style-name="P7"/>
      <text:p text:style-name="P5"/>
      <text:p text:style-name="P25">Paste Screenshot here</text:p>
      <text:p text:style-name="P25"><draw:frame draw:style-name="fr3" draw:name="Image7" text:anchor-type="paragraph" svg:x="1.64cm" svg:y="0.138cm" svg:width="13.806cm" svg:height="10.072cm" draw:z-index="7"><draw:image xlink:href="Pictures/10000201000003560000026F02CADA2FA289E4B4.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text:soft-page-break/>Description here</text:p>
      <text:p text:style-name="P11">Diagram above shows interaction between customer, retailer and a simple online ordering system for buying items.</text:p>
      <text:p text:style-name="P5"/>
      <text:p text:style-name="P5"/>
      <table:table table:name="Table6" table:style-name="Table6">
        <table:table-column table:style-name="Table6.A"/>
        <table:table-column table:style-name="Table6.B"/>
        <table:table-column table:style-name="Table6.C" table:number-columns-repeated="2"/>
        <table:table-header-rows>
          <table:table-row table:style-name="Table6.1">
            <table:table-cell table:style-name="Table6.A1" office:value-type="string">
              <text:p text:style-name="P34">Unit</text:p>
            </table:table-cell>
            <table:table-cell table:style-name="Table6.A1" office:value-type="string">
              <text:p text:style-name="P34">Ref</text:p>
            </table:table-cell>
            <table:table-cell table:style-name="Table6.A1" office:value-type="string">
              <text:p text:style-name="P34">Evidence</text:p>
            </table:table-cell>
            <table:table-cell table:style-name="Table6.A1" office:value-type="string">
              <text:p text:style-name="Standard"/>
            </table:table-cell>
          </table:table-row>
        </table:table-header-rows>
        <table:table-row table:style-name="Table6.1">
          <table:table-cell table:style-name="Table6.A2" office:value-type="string">
            <text:p text:style-name="P34">A&amp;D</text:p>
          </table:table-cell>
          <table:table-cell table:style-name="Table6.B2" office:value-type="string">
            <text:p text:style-name="P35">A.D.2</text:p>
          </table:table-cell>
          <table:table-cell table:style-name="Table6.C2" table:number-columns-spanned="2" office:value-type="string">
            <text:p text:style-name="P36">A Class Diagram</text:p>
          </table:table-cell>
          <table:covered-table-cell/>
        </table:table-row>
      </table:table>
      <text:p text:style-name="P7"/>
      <text:p text:style-name="P5"/>
      <text:p text:style-name="P25">Paste Screenshot here</text:p>
      <text:p text:style-name="P25"/>
      <text:p text:style-name="P25"><draw:frame draw:style-name="fr5" draw:name="Image8" text:anchor-type="paragraph" svg:width="5.821cm" svg:height="6.456cm" draw:z-index="8"><draw:image xlink:href="Pictures/10000201000000DC000000F42B72DD6A8CFBA78F.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12">The above shows a diagram of a class – private and public methods and properties are indicated with a ‘-’ and ‘+’ respectively. Top half displays properties, bottom half shows methods. Return type is indicated after ‘:’ for each method that returns. </text:p>
      <text:p text:style-name="P5"/>
      <text:p text:style-name="P5"/>
      <table:table table:name="Table7" table:style-name="Table7">
        <table:table-column table:style-name="Table7.A"/>
        <table:table-column table:style-name="Table7.B"/>
        <table:table-column table:style-name="Table7.C" table:number-columns-repeated="2"/>
        <table:table-header-rows>
          <table:table-row table:style-name="Table7.1">
            <table:table-cell table:style-name="Table7.A1" office:value-type="string">
              <text:p text:style-name="P34">Unit</text:p>
            </table:table-cell>
            <table:table-cell table:style-name="Table7.A1" office:value-type="string">
              <text:p text:style-name="P34">Ref</text:p>
            </table:table-cell>
            <table:table-cell table:style-name="Table7.A1" office:value-type="string">
              <text:p text:style-name="P34">Evidence</text:p>
            </table:table-cell>
            <table:table-cell table:style-name="Table7.A1" office:value-type="string">
              <text:p text:style-name="Standard"/>
            </table:table-cell>
          </table:table-row>
        </table:table-header-rows>
        <table:table-row table:style-name="Table7.1">
          <table:table-cell table:style-name="Table7.A2" office:value-type="string">
            <text:p text:style-name="P34">A&amp;D</text:p>
          </table:table-cell>
          <table:table-cell table:style-name="Table7.B2" office:value-type="string">
            <text:p text:style-name="P35">A.D.3</text:p>
          </table:table-cell>
          <table:table-cell table:style-name="Table7.C2" table:number-columns-spanned="2" office:value-type="string">
            <text:p text:style-name="P36">An Object Diagram</text:p>
          </table:table-cell>
          <table:covered-table-cell/>
        </table:table-row>
      </table:table>
      <text:p text:style-name="P7"/>
      <text:p text:style-name="P5"/>
      <text:p text:style-name="P25">Paste Screenshot here</text:p>
      <text:p text:style-name="P5"><draw:frame draw:style-name="fr4" draw:name="Image9" text:anchor-type="paragraph" svg:width="4.815cm" svg:height="2.593cm" draw:z-index="9"><draw:image xlink:href="Pictures/10000201000000B600000062BBE9470C6468C540.png" xlink:type="simple" xlink:show="embed" xlink:actuate="onLoad"/></draw:frame></text:p>
      <text:p text:style-name="P5"/>
      <text:p text:style-name="P5"/>
      <text:p text:style-name="P5"/>
      <text:p text:style-name="P5"/>
      <text:p text:style-name="P5"/>
      <text:p text:style-name="P25">Description here</text:p>
      <text:p text:style-name="P5"/>
      <text:p text:style-name="P13">The above shows an object diagram, indicating the values of its properties and the Class it was intsantiated from.</text:p>
      <text:p text:style-name="P5"/>
      <text:p text:style-name="P5"/>
      <table:table table:name="Table8" table:style-name="Table8">
        <table:table-column table:style-name="Table8.A"/>
        <table:table-column table:style-name="Table8.B"/>
        <table:table-column table:style-name="Table8.C" table:number-columns-repeated="2"/>
        <table:table-header-rows>
          <table:table-row table:style-name="Table8.1">
            <table:table-cell table:style-name="Table8.A1" office:value-type="string">
              <text:p text:style-name="P34">Unit</text:p>
            </table:table-cell>
            <table:table-cell table:style-name="Table8.A1" office:value-type="string">
              <text:p text:style-name="P34">Ref</text:p>
            </table:table-cell>
            <table:table-cell table:style-name="Table8.A1" office:value-type="string">
              <text:p text:style-name="P34">Evidence</text:p>
            </table:table-cell>
            <table:table-cell table:style-name="Table8.A1" office:value-type="string">
              <text:p text:style-name="Standard"/>
            </table:table-cell>
          </table:table-row>
        </table:table-header-rows>
        <table:table-row table:style-name="Table8.1">
          <table:table-cell table:style-name="Table8.A2" office:value-type="string">
            <text:p text:style-name="P34">A&amp;D</text:p>
          </table:table-cell>
          <table:table-cell table:style-name="Table8.B2" office:value-type="string">
            <text:p text:style-name="P35">A.D.4</text:p>
          </table:table-cell>
          <table:table-cell table:style-name="Table8.C2" table:number-columns-spanned="2" office:value-type="string">
            <text:p text:style-name="P38">An Activity Diagram</text:p>
          </table:table-cell>
          <table:covered-table-cell/>
        </table:table-row>
      </table:table>
      <text:p text:style-name="P7"><text:soft-page-break/></text:p>
      <text:p text:style-name="P5"/>
      <text:p text:style-name="P25">Paste Screenshot here</text:p>
      <text:p text:style-name="P25"><draw:frame draw:style-name="fr5" draw:name="Image10" text:anchor-type="paragraph" svg:width="15.822cm" svg:height="10.134cm" draw:z-index="10"><draw:image xlink:href="Pictures/10000201000002560000017FFE4FD58D78073136.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25">Description here</text:p>
      <text:p text:style-name="P5"/>
      <text:p text:style-name="P14">Above shows an activity diagram of the process of logging on to a system. Activites are in rectangular boxes, conditionals in diamonds and start and termination points are represented by circles.</text:p>
      <text:p text:style-name="P5"/>
      <text:p text:style-name="P5"/>
      <text:p text:style-name="P5"/>
      <table:table table:name="Table9" table:style-name="Table9">
        <table:table-column table:style-name="Table9.A"/>
        <table:table-column table:style-name="Table9.B"/>
        <table:table-column table:style-name="Table9.C" table:number-columns-repeated="2"/>
        <table:table-header-rows>
          <table:table-row table:style-name="Table9.1">
            <table:table-cell table:style-name="Table9.A1" office:value-type="string">
              <text:p text:style-name="P34">Unit</text:p>
            </table:table-cell>
            <table:table-cell table:style-name="Table9.A1" office:value-type="string">
              <text:p text:style-name="P34">Ref</text:p>
            </table:table-cell>
            <table:table-cell table:style-name="Table9.A1" office:value-type="string">
              <text:p text:style-name="P34">Evidence</text:p>
            </table:table-cell>
            <table:table-cell table:style-name="Table9.A1" office:value-type="string">
              <text:p text:style-name="Standard"/>
            </table:table-cell>
          </table:table-row>
        </table:table-header-rows>
        <table:table-row table:style-name="Table9.2">
          <table:table-cell table:style-name="Table9.A2" office:value-type="string">
            <text:p text:style-name="P34">A&amp;D</text:p>
          </table:table-cell>
          <table:table-cell table:style-name="Table9.B2" office:value-type="string">
            <text:p text:style-name="P35">A.D.6</text:p>
          </table:table-cell>
          <table:table-cell table:style-name="Table9.C2" table:number-columns-spanned="2" office:value-type="string">
            <text:p text:style-name="P36">Produce an Implementations Constraints plan detailing the following factors:</text:p>
            <text:p text:style-name="P39">*Hardware and software platforms</text:p>
            <text:p text:style-name="P39">*Performance requirements</text:p>
            <text:p text:style-name="P39">*Persistent storage and transactions</text:p>
            <text:p text:style-name="P39">*Usability</text:p>
            <text:p text:style-name="P39">*Budgets</text:p>
            <text:p text:style-name="P39">*Time</text:p>
          </table:table-cell>
          <table:covered-table-cell/>
        </table:table-row>
      </table:table>
      <text:p text:style-name="P7"/>
      <text:p text:style-name="P5"/>
      <text:p text:style-name="P25">Paste Screenshot here</text:p>
      <text:p text:style-name="P5"/>
      <text:p text:style-name="P25">Description here</text:p>
      <text:p text:style-name="P5"/>
      <text:p text:style-name="P5"/>
      <text:p text:style-name="P5"/>
      <text:p text:style-name="P5"/>
      <text:p text:style-name="P5"/>
      <table:table table:name="Table10" table:style-name="Table10">
        <table:table-column table:style-name="Table10.A"/>
        <table:table-column table:style-name="Table10.B"/>
        <table:table-column table:style-name="Table10.C" table:number-columns-repeated="2"/>
        <table:table-header-rows>
          <text:soft-page-break/>
          <table:table-row table:style-name="Table10.1">
            <table:table-cell table:style-name="Table10.A1" office:value-type="string">
              <text:p text:style-name="P34">Unit</text:p>
            </table:table-cell>
            <table:table-cell table:style-name="Table10.A1" office:value-type="string">
              <text:p text:style-name="P34">Ref</text:p>
            </table:table-cell>
            <table:table-cell table:style-name="Table10.A1" office:value-type="string">
              <text:p text:style-name="P34">Evidence</text:p>
            </table:table-cell>
            <table:table-cell table:style-name="Table10.A1" office:value-type="string">
              <text:p text:style-name="Standard"/>
            </table:table-cell>
          </table:table-row>
        </table:table-header-rows>
        <table:table-row table:style-name="Table10.1">
          <table:table-cell table:style-name="Table10.A2" office:value-type="string">
            <text:p text:style-name="P34">P</text:p>
          </table:table-cell>
          <table:table-cell table:style-name="Table10.B2" office:value-type="string">
            <text:p text:style-name="P35">P.5</text:p>
          </table:table-cell>
          <table:table-cell table:style-name="Table10.C2" table:number-columns-spanned="2" office:value-type="string">
            <text:p text:style-name="P36">User Site Map</text:p>
          </table:table-cell>
          <table:covered-table-cell/>
        </table:table-row>
      </table:table>
      <text:p text:style-name="P7"/>
      <text:p text:style-name="P5"/>
      <text:p text:style-name="P25">Paste Screenshot here</text:p>
      <text:p text:style-name="P26"/>
      <text:p text:style-name="P25"><draw:frame draw:style-name="fr5" draw:name="Image11" text:anchor-type="paragraph" svg:width="14.631cm" svg:height="16.695cm" draw:z-index="11"><draw:image xlink:href="Pictures/1000000000000229000002779F7B408168DC33E1.png" xlink:type="simple" xlink:show="embed" xlink:actuate="onLoad"/></draw:fram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5"/>
      <text:p text:style-name="P15">The above is a reduced site map for ukclimbing mapping out the tree of links from the homepage.</text:p>
      <text:p text:style-name="P5"/>
      <table:table table:name="Table11" table:style-name="Table11">
        <table:table-column table:style-name="Table11.A"/>
        <table:table-column table:style-name="Table11.B"/>
        <table:table-column table:style-name="Table11.C" table:number-columns-repeated="2"/>
        <table:table-header-rows>
          <table:table-row table:style-name="Table11.1">
            <table:table-cell table:style-name="Table11.A1" office:value-type="string">
              <text:p text:style-name="P34">Unit</text:p>
            </table:table-cell>
            <table:table-cell table:style-name="Table11.A1" office:value-type="string">
              <text:p text:style-name="P34">Ref</text:p>
            </table:table-cell>
            <table:table-cell table:style-name="Table11.A1" office:value-type="string">
              <text:p text:style-name="P34">Evidence</text:p>
            </table:table-cell>
            <table:table-cell table:style-name="Table11.A1" office:value-type="string">
              <text:p text:style-name="Standard"/>
            </table:table-cell>
          </table:table-row>
        </table:table-header-rows>
        <table:table-row table:style-name="Table11.1">
          <table:table-cell table:style-name="Table11.A2" office:value-type="string">
            <text:p text:style-name="P34">P</text:p>
          </table:table-cell>
          <table:table-cell table:style-name="Table11.B2" office:value-type="string">
            <text:p text:style-name="P35">P.6</text:p>
          </table:table-cell>
          <table:table-cell table:style-name="Table11.C2" table:number-columns-spanned="2" office:value-type="string">
            <text:p text:style-name="P36">2 Wireframe Diagrams</text:p>
          </table:table-cell>
          <table:covered-table-cell/>
        </table:table-row>
      </table:table>
      <text:p text:style-name="P7"/>
      <text:p text:style-name="P5"/>
      <text:p text:style-name="P25"/>
      <text:p text:style-name="P25"><text:soft-page-break/>Paste Screenshot here</text:p>
      <text:p text:style-name="P25"/>
      <text:p text:style-name="P25"/>
      <text:p text:style-name="P25"><draw:frame draw:style-name="fr3" draw:name="Image13" text:anchor-type="paragraph" svg:x="2.685cm" svg:y="0.238cm" svg:width="12.688cm" svg:height="10.347cm" draw:z-index="12"><draw:image xlink:href="Pictures/10000201000002E70000025E9B2573FE5E5B784F.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12" text:anchor-type="paragraph" svg:x="2.912cm" svg:y="0.064cm" svg:width="12.845cm" svg:height="10.232cm" draw:z-index="13"><draw:image xlink:href="Pictures/10000201000002FF00000263C2DBE9D14813B19E.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Description here</text:p>
      <text:p text:style-name="P16">Wireframes showing exercise creation and list of exercises page for climb_track solo ruby project.</text:p>
      <text:p text:style-name="P5"/>
      <text:p text:style-name="P5"/>
      <text:p text:style-name="P5"/>
      <table:table table:name="Table12" table:style-name="Table12">
        <table:table-column table:style-name="Table12.A"/>
        <table:table-column table:style-name="Table12.B"/>
        <table:table-column table:style-name="Table12.C" table:number-columns-repeated="2"/>
        <table:table-header-rows>
          <table:table-row table:style-name="Table12.1">
            <table:table-cell table:style-name="Table12.A1" office:value-type="string">
              <text:p text:style-name="P34">Unit</text:p>
            </table:table-cell>
            <table:table-cell table:style-name="Table12.A1" office:value-type="string">
              <text:p text:style-name="P34">Ref</text:p>
            </table:table-cell>
            <table:table-cell table:style-name="Table12.A1" office:value-type="string">
              <text:p text:style-name="P34">Evidence</text:p>
            </table:table-cell>
            <table:table-cell table:style-name="Table12.A1" office:value-type="string">
              <text:p text:style-name="Standard"/>
            </table:table-cell>
          </table:table-row>
        </table:table-header-rows>
        <table:table-row table:style-name="Table12.1">
          <table:table-cell table:style-name="Table12.A2" office:value-type="string">
            <text:p text:style-name="P34">P</text:p>
          </table:table-cell>
          <table:table-cell table:style-name="Table12.B2" office:value-type="string">
            <text:p text:style-name="P35">P.10</text:p>
          </table:table-cell>
          <table:table-cell table:style-name="Table12.C2" table:number-columns-spanned="2" office:value-type="string">
            <text:p text:style-name="P36">Example of Pseudocode used for a method</text:p>
          </table:table-cell>
          <table:covered-table-cell/>
        </table:table-row>
      </table:table>
      <text:p text:style-name="P7"/>
      <text:p text:style-name="P5"/>
      <text:p text:style-name="P25">Paste Screenshot here</text:p>
      <text:p text:style-name="P5"><draw:frame draw:style-name="fr4" draw:name="Image14" text:anchor-type="paragraph" svg:width="12.065cm" svg:height="4.022cm" draw:z-index="14"><draw:image xlink:href="Pictures/10000201000001C800000098C58B52F91536C2B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27">Description here</text:p>
      <text:p text:style-name="P17">Psudo code for a method to create a copy of an array with 1 added to each element.</text:p>
      <text:p text:style-name="P5"/>
      <text:p text:style-name="P5"/>
      <table:table table:name="Table13" table:style-name="Table13">
        <table:table-column table:style-name="Table13.A"/>
        <table:table-column table:style-name="Table13.B"/>
        <table:table-column table:style-name="Table13.C" table:number-columns-repeated="2"/>
        <table:table-header-rows>
          <table:table-row table:style-name="Table13.1">
            <table:table-cell table:style-name="Table13.A1" office:value-type="string">
              <text:p text:style-name="P34">Unit</text:p>
            </table:table-cell>
            <table:table-cell table:style-name="Table13.A1" office:value-type="string">
              <text:p text:style-name="P34">Ref</text:p>
            </table:table-cell>
            <table:table-cell table:style-name="Table13.A1" office:value-type="string">
              <text:p text:style-name="P34">Evidence</text:p>
            </table:table-cell>
            <table:table-cell table:style-name="Table13.A1" office:value-type="string">
              <text:p text:style-name="Standard"/>
            </table:table-cell>
          </table:table-row>
        </table:table-header-rows>
        <table:table-row table:style-name="Table13.2">
          <table:table-cell table:style-name="Table13.A2" office:value-type="string">
            <text:p text:style-name="P34">P</text:p>
          </table:table-cell>
          <table:table-cell table:style-name="Table13.B2" office:value-type="string">
            <text:p text:style-name="P35">P.13</text:p>
          </table:table-cell>
          <table:table-cell table:style-name="Table13.C2" table:number-columns-spanned="2" office:value-type="string">
            <text:p text:style-name="P37">Show user input being processed according to design requirements. Take a screenshot of:</text:p>
            <text:p text:style-name="P40">* The user inputting something into your program</text:p>
            <text:p text:style-name="P40">* The user input being saved or used in some way</text:p>
          </table:table-cell>
          <table:covered-table-cell/>
        </table:table-row>
      </table:table>
      <text:p text:style-name="P4"><text:soft-page-break/></text:p>
      <text:p text:style-name="P5"/>
      <text:p text:style-name="P25">Paste Screenshot here</text:p>
      <text:p text:style-name="P25"><draw:frame draw:style-name="fr3" draw:name="Image16" text:anchor-type="paragraph" svg:x="0.37cm" svg:y="0.272cm" svg:width="17cm" svg:height="12.935cm" draw:z-index="16"><draw:image xlink:href="Pictures/10000201000002B20000020DDE58DB5BD0B4FEAF.png" xlink:type="simple" xlink:show="embed" xlink:actuate="onLoad"/></draw:frame></text:p>
      <text:p text:style-name="P25"><draw:frame draw:style-name="fr3" draw:name="Image15" text:anchor-type="paragraph" svg:x="0.397cm" svg:y="0.139cm" svg:width="17cm" svg:height="7.572cm" draw:z-index="15"><draw:image xlink:href="Pictures/10000201000002DE00000147947B4B1191F732D1.png" xlink:type="simple" xlink:show="embed" xlink:actuate="onLoad"/></draw:frame></text:p>
      <text:p text:style-name="P25"/>
      <text:p text:style-name="P25">Description here</text:p>
      <text:p text:style-name="P5"/>
      <text:p text:style-name="P5"/>
      <text:p text:style-name="P18">Adding new exercise data to the list of exercises in the climb_track app</text:p>
      <text:p text:style-name="P5"><text:soft-page-break/></text:p>
      <table:table table:name="Table14" table:style-name="Table14">
        <table:table-column table:style-name="Table14.A"/>
        <table:table-column table:style-name="Table14.B"/>
        <table:table-column table:style-name="Table14.C" table:number-columns-repeated="2"/>
        <table:table-header-rows>
          <table:table-row table:style-name="Table14.1">
            <table:table-cell table:style-name="Table14.A1" office:value-type="string">
              <text:p text:style-name="P34">Unit</text:p>
            </table:table-cell>
            <table:table-cell table:style-name="Table14.A1" office:value-type="string">
              <text:p text:style-name="P34">Ref</text:p>
            </table:table-cell>
            <table:table-cell table:style-name="Table14.A1" office:value-type="string">
              <text:p text:style-name="P34">Evidence</text:p>
            </table:table-cell>
            <table:table-cell table:style-name="Table14.A1" office:value-type="string">
              <text:p text:style-name="Standard"/>
            </table:table-cell>
          </table:table-row>
        </table:table-header-rows>
        <table:table-row table:style-name="Table14.2">
          <table:table-cell table:style-name="Table14.A2" office:value-type="string">
            <text:p text:style-name="P34">P</text:p>
          </table:table-cell>
          <table:table-cell table:style-name="Table14.B2" office:value-type="string">
            <text:p text:style-name="P35">P.14</text:p>
          </table:table-cell>
          <table:table-cell table:style-name="Table14.C2" table:number-columns-spanned="2" office:value-type="string">
            <text:p text:style-name="P37">Show an interaction with data persistence. Take a screenshot of:</text:p>
            <text:p text:style-name="P40">* Data being inputted into your program</text:p>
            <text:p text:style-name="P40">* Confirmation of the data being saved</text:p>
          </table:table-cell>
          <table:covered-table-cell/>
        </table:table-row>
      </table:table>
      <text:p text:style-name="P5"/>
      <text:p text:style-name="P5"/>
      <text:p text:style-name="P25">Paste Screenshot here</text:p>
      <text:p text:style-name="P25"/>
      <text:p text:style-name="P25"><draw:frame draw:style-name="fr5" draw:name="Image17" text:anchor-type="paragraph" svg:width="17cm" svg:height="13.538cm" draw:z-index="17"><draw:image xlink:href="Pictures/100002010000029C000002141EB6460DEF8787D2.png" xlink:type="simple" xlink:show="embed" xlink:actuate="onLoad"/></draw:frame><draw:frame draw:style-name="fr3" draw:name="Image18" text:anchor-type="paragraph" svg:x="2.006cm" svg:y="13.536cm" svg:width="13.891cm" svg:height="6.615cm" draw:z-index="18"><draw:image xlink:href="Pictures/100000000000020D000000FA7AB44224F6350D8E.png" xlink:type="simple" xlink:show="embed" xlink:actuate="onLoad"/></draw:frame></text:p>
      <text:p text:style-name="P25"/>
      <text:p text:style-name="P25"/>
      <text:p text:style-name="P25"/>
      <text:p text:style-name="P25"/>
      <text:p text:style-name="P25"/>
      <text:p text:style-name="P25"/>
      <text:p text:style-name="P5"/>
      <text:p text:style-name="P5"/>
      <text:p text:style-name="P5"/>
      <text:p text:style-name="P5"/>
      <text:p text:style-name="P5"/>
      <text:p text:style-name="P5"/>
      <text:p text:style-name="P5"/>
      <text:p text:style-name="P25"><text:soft-page-break/>Description here</text:p>
      <text:p text:style-name="P5"/>
      <text:p text:style-name="P19">The above shows an exercise being added to the climb_track db via the climb_track program – results are shown using psql at the command line.</text:p>
      <text:p text:style-name="P5"/>
      <table:table table:name="Table15" table:style-name="Table15">
        <table:table-column table:style-name="Table15.A"/>
        <table:table-column table:style-name="Table15.B"/>
        <table:table-column table:style-name="Table15.C" table:number-columns-repeated="2"/>
        <table:table-header-rows>
          <table:table-row table:style-name="Table15.1">
            <table:table-cell table:style-name="Table15.A1" office:value-type="string">
              <text:p text:style-name="P34">Unit</text:p>
            </table:table-cell>
            <table:table-cell table:style-name="Table15.A1" office:value-type="string">
              <text:p text:style-name="P34">Ref</text:p>
            </table:table-cell>
            <table:table-cell table:style-name="Table15.A1" office:value-type="string">
              <text:p text:style-name="P34">Evidence</text:p>
            </table:table-cell>
            <table:table-cell table:style-name="Table15.A1" office:value-type="string">
              <text:p text:style-name="Standard"/>
            </table:table-cell>
          </table:table-row>
        </table:table-header-rows>
        <table:table-row table:style-name="Table15.2">
          <table:table-cell table:style-name="Table15.A2" office:value-type="string">
            <text:p text:style-name="P34">P</text:p>
          </table:table-cell>
          <table:table-cell table:style-name="Table15.B2" office:value-type="string">
            <text:p text:style-name="P35">P.15</text:p>
          </table:table-cell>
          <table:table-cell table:style-name="Table15.C2" table:number-columns-spanned="2" office:value-type="string">
            <text:p text:style-name="P37">Show the correct output of results and feedback to user. Take a screenshot of:</text:p>
            <text:p text:style-name="P40">* The user requesting information or an action to be performed</text:p>
            <text:p text:style-name="P40">* The user request being processed correctly and demonstrated in the program</text:p>
          </table:table-cell>
          <table:covered-table-cell/>
        </table:table-row>
      </table:table>
      <text:p text:style-name="P5"/>
      <text:p text:style-name="P5"/>
      <text:p text:style-name="P25">Paste Screenshot here</text:p>
      <text:p text:style-name="P25"/>
      <text:p text:style-name="P25"><draw:frame draw:style-name="fr5" draw:name="Image19" text:anchor-type="paragraph" svg:width="17cm" svg:height="8.153cm" draw:z-index="19"><draw:image xlink:href="Pictures/10000201000002B00000014A40EA6EDC33544091.png" xlink:type="simple" xlink:show="embed" xlink:actuate="onLoad"/></draw:frame></text:p>
      <text:p text:style-name="P25"><draw:frame draw:style-name="fr6" draw:name="Image20" text:anchor-type="paragraph" svg:width="17cm" svg:height="7.101cm" draw:z-index="20"><draw:image xlink:href="Pictures/10000201000002AF0000011F21A0D299C01867AF.png" xlink:type="simple" xlink:show="embed" xlink:actuate="onLoad"/></draw:frame></text:p>
      <text:p text:style-name="P25"/>
      <text:p text:style-name="P25"/>
      <text:p text:style-name="P25"/>
      <text:p text:style-name="P25"/>
      <text:p text:style-name="P25"><draw:frame draw:style-name="fr3" draw:name="Image21" text:anchor-type="paragraph" svg:x="0.346cm" svg:y="0.249cm" svg:width="16.695cm" svg:height="5.318cm" draw:z-index="21"><draw:image xlink:href="Pictures/1000020100000277000000C91159AF78AB44CA28.png" xlink:type="simple" xlink:show="embed" xlink:actuate="onLoad"/></draw:frame><text:soft-page-break/></text:p>
      <text:p text:style-name="P25"/>
      <text:p text:style-name="P5"/>
      <text:p text:style-name="P25">Description here</text:p>
      <text:p text:style-name="P20">By clicking the complete workout button and confirming the completion of the workout, the workout is marked as complete and moved from the list of future sessions to the list of past sessions.</text:p>
      <text:p text:style-name="P5"/>
      <text:p text:style-name="P5"/>
      <table:table table:name="Table16" table:style-name="Table16">
        <table:table-column table:style-name="Table16.A"/>
        <table:table-column table:style-name="Table16.B"/>
        <table:table-column table:style-name="Table16.C" table:number-columns-repeated="2"/>
        <table:table-header-rows>
          <table:table-row table:style-name="Table16.1">
            <table:table-cell table:style-name="Table16.A1" office:value-type="string">
              <text:p text:style-name="P34">Unit</text:p>
            </table:table-cell>
            <table:table-cell table:style-name="Table16.A1" office:value-type="string">
              <text:p text:style-name="P34">Ref</text:p>
            </table:table-cell>
            <table:table-cell table:style-name="Table16.A1" office:value-type="string">
              <text:p text:style-name="P34">Evidence</text:p>
            </table:table-cell>
            <table:table-cell table:style-name="Table16.A1" office:value-type="string">
              <text:p text:style-name="Standard"/>
            </table:table-cell>
          </table:table-row>
        </table:table-header-rows>
        <table:table-row table:style-name="Table16.2">
          <table:table-cell table:style-name="Table16.A2" office:value-type="string">
            <text:p text:style-name="P34">P</text:p>
          </table:table-cell>
          <table:table-cell table:style-name="Table16.B2" office:value-type="string">
            <text:p text:style-name="P35">P.18</text:p>
          </table:table-cell>
          <table:table-cell table:style-name="Table16.C2" table:number-columns-spanned="2" office:value-type="string">
            <text:p text:style-name="P36">Demonstrate testing in your program. Take screenshots of:</text:p>
            <text:p text:style-name="P39">* Example of test code</text:p>
            <text:p text:style-name="P39">* The test code failing to pass</text:p>
            <text:p text:style-name="P39">* Example of the test code once errors have been corrected</text:p>
            <text:p text:style-name="P39">* The test code passing</text:p>
          </table:table-cell>
          <table:covered-table-cell/>
        </table:table-row>
      </table:table>
      <text:p text:style-name="P5"/>
      <text:p text:style-name="P5"/>
      <text:p text:style-name="P25">Paste Screenshot here</text:p>
      <text:p text:style-name="P25"/>
      <text:p text:style-name="P29"><draw:frame draw:style-name="fr6" draw:name="Image22" text:anchor-type="paragraph" svg:width="17cm" svg:height="3.542cm" draw:z-index="22"><draw:image xlink:href="Pictures/10000201000002E30000009A51ADF0FE55F98322.png" xlink:type="simple" xlink:show="embed" xlink:actuate="onLoad"/></draw:frame></text:p>
      <text:p text:style-name="P25"><draw:frame draw:style-name="fr4" draw:name="Image25" text:anchor-type="paragraph" svg:width="6.085cm" svg:height="2.011cm" draw:z-index="25"><draw:image xlink:href="Pictures/10000201000000E60000004C8C7590C8FB400F1D.png" xlink:type="simple" xlink:show="embed" xlink:actuate="onLoad"/></draw:frame></text:p>
      <text:p text:style-name="P25"><draw:frame draw:style-name="fr3" draw:name="Image23" text:anchor-type="paragraph" svg:x="0cm" svg:y="1.667cm" svg:width="17cm" svg:height="3.963cm" draw:z-index="23"><draw:image xlink:href="Pictures/1000020100000389000000D329B45240C90BAD8F.png" xlink:type="simple" xlink:show="embed" xlink:actuate="onLoad"/></draw:frame></text:p>
      <text:p text:style-name="P25"/>
      <text:p text:style-name="P25"/>
      <text:p text:style-name="P25"/>
      <text:p text:style-name="P25"><draw:frame draw:style-name="fr4" draw:name="Image26" text:anchor-type="paragraph" svg:width="5.133cm" svg:height="1.879cm" draw:z-index="26"><draw:image xlink:href="Pictures/10000000000000C2000000470C1D014EB457C71B.png" xlink:type="simple" xlink:show="embed" xlink:actuate="onLoad"/></draw:frame><text:soft-page-break/></text:p>
      <text:p text:style-name="P25"/>
      <text:p text:style-name="P25"/>
      <text:p text:style-name="P25"/>
      <text:p text:style-name="P25"/>
      <text:p text:style-name="P25"><draw:frame draw:style-name="fr3" draw:name="Image24" text:anchor-type="paragraph" svg:x="1.182cm" svg:y="0.004cm" svg:width="15.743cm" svg:height="5.662cm" draw:z-index="24"><draw:image xlink:href="Pictures/1000020100000253000000D6F82038B4BDA6B159.png" xlink:type="simple" xlink:show="embed" xlink:actuate="onLoad"/></draw:frame></text:p>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Description here</text:p>
      <text:p text:style-name="P30">Above is shown the unit test for a getter, the broken getter, the test failing to pass when run on the broken (hard coded) getter, the fix (return the value of the property from the getter) and the test code passing after the fix.</text:p>
      <text:p text:style-name="P5"/>
      <text:p text:style-name="P25">Week 7</text:p>
      <text:p text:style-name="P5"/>
      <text:p text:style-name="P5"/>
      <text:p text:style-name="P6"/>
      <table:table table:name="Table17" table:style-name="Table17">
        <table:table-column table:style-name="Table17.A"/>
        <table:table-column table:style-name="Table17.B"/>
        <table:table-column table:style-name="Table17.C" table:number-columns-repeated="2"/>
        <table:table-header-rows>
          <table:table-row table:style-name="Table17.1">
            <table:table-cell table:style-name="Table17.A1" office:value-type="string">
              <text:p text:style-name="P34">Unit</text:p>
            </table:table-cell>
            <table:table-cell table:style-name="Table17.A1" office:value-type="string">
              <text:p text:style-name="P34">Ref</text:p>
            </table:table-cell>
            <table:table-cell table:style-name="Table17.A1" office:value-type="string">
              <text:p text:style-name="P34">Evidence</text:p>
            </table:table-cell>
            <table:table-cell table:style-name="Table17.A1" office:value-type="string">
              <text:p text:style-name="Standard"/>
            </table:table-cell>
          </table:table-row>
        </table:table-header-rows>
        <table:table-row table:style-name="Table17.1">
          <table:table-cell table:style-name="Table17.A2" office:value-type="string">
            <text:p text:style-name="P34">I&amp;T</text:p>
          </table:table-cell>
          <table:table-cell table:style-name="Table17.B2" office:value-type="string">
            <text:p text:style-name="P35">I.T.7</text:p>
          </table:table-cell>
          <table:table-cell table:style-name="Table17.C2" table:number-columns-spanned="2" office:value-type="string">
            <text:p text:style-name="P36">The use of Polymorphism in a program and what it is doing.</text:p>
          </table:table-cell>
          <table:covered-table-cell/>
        </table:table-row>
      </table:table>
      <text:p text:style-name="P5"/>
      <text:p text:style-name="P5"/>
      <text:p text:style-name="P25">Paste Screenshot here</text:p>
      <text:p text:style-name="P25"><draw:frame draw:style-name="fr3" draw:name="Image27" text:anchor-type="paragraph" svg:x="2.402cm" svg:y="0.191cm" svg:width="12.462cm" svg:height="3.995cm" draw:z-index="27"><draw:image xlink:href="Pictures/10000201000001D7000000978E4475B8E8983145.png" xlink:type="simple" xlink:show="embed" xlink:actuate="onLoad"/></draw:frame></text:p>
      <text:p text:style-name="P25"/>
      <text:p text:style-name="P25"/>
      <text:p text:style-name="P5"/>
      <text:p text:style-name="P25"/>
      <text:p text:style-name="P25"/>
      <text:p text:style-name="P25"/>
      <text:p text:style-name="P25"/>
      <text:p text:style-name="P25"/>
      <text:p text:style-name="P25"/>
      <text:p text:style-name="P25">Description here</text:p>
      <text:p text:style-name="P21">The above is an example of polymorphism as we are treatin<text:span text:style-name="T3">g</text:span> the Dog and Cat objects as if they were Animal objects as they both inherit from the <text:span text:style-name="T3">A</text:span>nimal class.</text:p>
      <text:p text:style-name="P5"/>
      <text:p text:style-name="P5"/>
      <text:p text:style-name="P5"/>
      <text:p text:style-name="P5"/>
      <text:p text:style-name="P5"/>
      <text:p text:style-name="P5"/>
      <table:table table:name="Table18" table:style-name="Table18">
        <table:table-column table:style-name="Table18.A"/>
        <table:table-column table:style-name="Table18.B"/>
        <table:table-column table:style-name="Table18.C" table:number-columns-repeated="2"/>
        <table:table-header-rows>
          <text:soft-page-break/>
          <table:table-row table:style-name="Table18.1">
            <table:table-cell table:style-name="Table18.A1" office:value-type="string">
              <text:p text:style-name="P34">Unit</text:p>
            </table:table-cell>
            <table:table-cell table:style-name="Table18.A1" office:value-type="string">
              <text:p text:style-name="P34">Ref</text:p>
            </table:table-cell>
            <table:table-cell table:style-name="Table18.A1" office:value-type="string">
              <text:p text:style-name="P34">Evidence</text:p>
            </table:table-cell>
            <table:table-cell table:style-name="Table18.A1" office:value-type="string">
              <text:p text:style-name="Standard"/>
            </table:table-cell>
          </table:table-row>
        </table:table-header-rows>
        <table:table-row table:style-name="Table18.1">
          <table:table-cell table:style-name="Table18.A2" office:value-type="string">
            <text:p text:style-name="P34">A&amp;D</text:p>
          </table:table-cell>
          <table:table-cell table:style-name="Table18.B2" office:value-type="string">
            <text:p text:style-name="P35">A.D.5</text:p>
          </table:table-cell>
          <table:table-cell table:style-name="Table18.C2" table:number-columns-spanned="2" office:value-type="string">
            <text:p text:style-name="P36">An Inheritance Diagram</text:p>
          </table:table-cell>
          <table:covered-table-cell/>
        </table:table-row>
      </table:table>
      <text:p text:style-name="P5"/>
      <text:p text:style-name="P5"/>
      <text:p text:style-name="P25">Paste Screenshot here</text:p>
      <text:p text:style-name="P25"><draw:frame draw:style-name="fr3" draw:name="Image28" text:anchor-type="paragraph" svg:x="5.008cm" svg:y="0.381cm" svg:width="6.985cm" svg:height="8.625cm" draw:z-index="28"><draw:image xlink:href="Pictures/100002010000010800000146EB1C5A7EDBCAC919.png" xlink:type="simple" xlink:show="embed" xlink:actuate="onLoad"/></draw:frame></text:p>
      <text:p text:style-name="P25"/>
      <text:p text:style-name="P25"/>
      <text:p text:style-name="P25"/>
      <text:p text:style-name="P25"/>
      <text:p text:style-name="P2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22"/>
      <text:p text:style-name="P23">The above diagram shows the inheritance hierarchy between a super (Person) and sub class (bus driver). The sub class inherits all of the properties and methods of its parent and has its own in addition.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
      <table:table table:name="Table19" table:style-name="Table19">
        <table:table-column table:style-name="Table19.A"/>
        <table:table-column table:style-name="Table19.B"/>
        <table:table-column table:style-name="Table19.C" table:number-columns-repeated="2"/>
        <table:table-header-rows>
          <text:soft-page-break/>
          <table:table-row table:style-name="Table19.1">
            <table:table-cell table:style-name="Table19.A1" office:value-type="string">
              <text:p text:style-name="P34">Unit</text:p>
            </table:table-cell>
            <table:table-cell table:style-name="Table19.A1" office:value-type="string">
              <text:p text:style-name="P34">Ref</text:p>
            </table:table-cell>
            <table:table-cell table:style-name="Table19.A1" office:value-type="string">
              <text:p text:style-name="P34">Evidence</text:p>
            </table:table-cell>
            <table:table-cell table:style-name="Table19.A1" office:value-type="string">
              <text:p text:style-name="Standard"/>
            </table:table-cell>
          </table:table-row>
        </table:table-header-rows>
        <table:table-row table:style-name="Table19.1">
          <table:table-cell table:style-name="Table19.A2" office:value-type="string">
            <text:p text:style-name="P34">I&amp;T</text:p>
          </table:table-cell>
          <table:table-cell table:style-name="Table19.B2" office:value-type="string">
            <text:p text:style-name="P35">I.T.1</text:p>
          </table:table-cell>
          <table:table-cell table:style-name="Table19.C2" table:number-columns-spanned="2" office:value-type="string">
            <text:p text:style-name="P36">The use of Encapsulation in a program and what it is doing.</text:p>
          </table:table-cell>
          <table:covered-table-cell/>
        </table:table-row>
      </table:table>
      <text:p text:style-name="P5"/>
      <text:p text:style-name="P5"/>
      <text:p text:style-name="P25"><draw:frame draw:style-name="fr3" draw:name="Image29" text:anchor-type="paragraph" svg:x="3.54cm" svg:y="0.721cm" svg:width="9.922cm" svg:height="11.668cm" draw:z-index="29"><draw:image xlink:href="Pictures/1000020100000177000001B9DCE0AAA06DEF3742.png" xlink:type="simple" xlink:show="embed" xlink:actuate="onLoad"/></draw:frame>Paste Screenshot here</text:p>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escription here</text:p>
      <text:p text:style-name="P49">The name and number of legs properties are encapsulated in the Animal class – they are kept private and the only way they are exposed for modification is via the respective se<text:span text:style-name="T5">t</text:span>ter <text:span text:style-name="T5">m</text:span>ethods. This means that we can control how <text:span text:style-name="T4">and if </text:span>they are modified. <text:span text:style-name="T5">We can also control if they can be read from outside the class with the use of getter methods.</text:span></text:p>
      <text:p text:style-name="P5"/>
      <text:p text:style-name="P5"/>
      <table:table table:name="Table20" table:style-name="Table20">
        <table:table-column table:style-name="Table20.A"/>
        <table:table-column table:style-name="Table20.B"/>
        <table:table-column table:style-name="Table20.C" table:number-columns-repeated="2"/>
        <table:table-header-rows>
          <table:table-row table:style-name="Table20.1">
            <table:table-cell table:style-name="Table20.A1" office:value-type="string">
              <text:p text:style-name="P34">Unit</text:p>
            </table:table-cell>
            <table:table-cell table:style-name="Table20.A1" office:value-type="string">
              <text:p text:style-name="P34">Ref</text:p>
            </table:table-cell>
            <table:table-cell table:style-name="Table20.A1" office:value-type="string">
              <text:p text:style-name="P34">Evidence</text:p>
            </table:table-cell>
            <table:table-cell table:style-name="Table20.A1" office:value-type="string">
              <text:p text:style-name="Standard"/>
            </table:table-cell>
          </table:table-row>
        </table:table-header-rows>
        <table:table-row table:style-name="Table20.2">
          <table:table-cell table:style-name="Table20.A2" office:value-type="string">
            <text:p text:style-name="P34">I&amp;T</text:p>
          </table:table-cell>
          <table:table-cell table:style-name="Table20.B2" office:value-type="string">
            <text:p text:style-name="P35">I.T.2</text:p>
          </table:table-cell>
          <table:table-cell table:style-name="Table20.C2" table:number-columns-spanned="2" office:value-type="string">
            <text:p text:style-name="P36">Take a screenshot of the use of Inheritance in a program. Take screenshots of: <text:s/></text:p>
            <text:p text:style-name="P39">*A Class</text:p>
            <text:p text:style-name="P39">*A Class that inherits from the previous class</text:p>
            <text:p text:style-name="P39">*An Object in the inherited class</text:p>
            <text:p text:style-name="P39">*A Method that uses the information inherited from another class.</text:p>
          </table:table-cell>
          <table:covered-table-cell/>
        </table:table-row>
      </table:table>
      <text:p text:style-name="P5"/>
      <text:p text:style-name="P5"/>
      <text:p text:style-name="P25"/>
      <text:p text:style-name="P25"/>
      <text:p text:style-name="P25"/>
      <text:p text:style-name="P25"><text:soft-page-break/>Paste Screenshot here</text:p>
      <text:p text:style-name="P5"><draw:frame draw:style-name="fr3" draw:name="Image30" text:anchor-type="paragraph" svg:x="3.805cm" svg:y="0.148cm" svg:width="9.922cm" svg:height="11.668cm" draw:z-index="30"><draw:image xlink:href="Pictures/1000020100000177000001B9813B12861ACC57FB.png" xlink:type="simple" xlink:show="embed" xlink:actuate="onLoad"/></draw:frame></text:p>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1">The class</text:p>
      <text:p text:style-name="P31"/>
      <text:p text:style-name="P31"><draw:frame draw:style-name="fr4" draw:name="Image31" text:anchor-type="paragraph" svg:width="8.916cm" svg:height="5.45cm" draw:z-index="31"><draw:image xlink:href="Pictures/1000020100000151000000CE170C3601337AFA8D.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32">The class that inherits from the previous class</text:p>
      <text:p text:style-name="P32"><draw:frame draw:style-name="fr4" draw:name="Image32" text:anchor-type="paragraph" svg:width="12.091cm" svg:height="3.254cm" draw:z-index="32"><draw:image xlink:href="Pictures/10000201000001C90000007B79F4496E67EB6FEC.png" xlink:type="simple" xlink:show="embed" xlink:actuate="onLoad"/></draw:frame></text:p>
      <text:p text:style-name="P32"/>
      <text:p text:style-name="P32"/>
      <text:p text:style-name="P32"/>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
      <text:p text:style-name="P2">An Object in the inherited class <text:span text:style-name="T6">(Cat)</text:span></text:p>
      <text:p text:style-name="P56">A Method that uses the information inherited from another class. - we call the getName() method from the Animal class on the Cat object</text:p>
      <text:p text:style-name="P5"/>
      <text:p text:style-name="P25"/>
      <text:p text:style-name="P25">Week 10</text:p>
      <text:p text:style-name="P5"/>
      <table:table table:name="Table21" table:style-name="Table21">
        <table:table-column table:style-name="Table21.A"/>
        <table:table-column table:style-name="Table21.B"/>
        <table:table-column table:style-name="Table21.C" table:number-columns-repeated="2"/>
        <table:table-header-rows>
          <table:table-row table:style-name="Table21.1">
            <table:table-cell table:style-name="Table21.A1" office:value-type="string">
              <text:p text:style-name="P34">Unit</text:p>
            </table:table-cell>
            <table:table-cell table:style-name="Table21.A1" office:value-type="string">
              <text:p text:style-name="P34">Ref</text:p>
            </table:table-cell>
            <table:table-cell table:style-name="Table21.A1" office:value-type="string">
              <text:p text:style-name="P34">Evidence</text:p>
            </table:table-cell>
            <table:table-cell table:style-name="Table21.A1" office:value-type="string">
              <text:p text:style-name="Standard"/>
            </table:table-cell>
          </table:table-row>
        </table:table-header-rows>
        <table:table-row table:style-name="Table21.2">
          <table:table-cell table:style-name="Table21.A2" office:value-type="string">
            <text:p text:style-name="P34">P</text:p>
          </table:table-cell>
          <table:table-cell table:style-name="Table21.B2" office:value-type="string">
            <text:p text:style-name="P35">P.11</text:p>
          </table:table-cell>
          <table:table-cell table:style-name="Table21.C2" table:number-columns-spanned="2" office:value-type="string">
            <text:p text:style-name="P37">Take a screenshot of one of your projects where you have worked alone and attach the Github link.</text:p>
          </table:table-cell>
          <table:covered-table-cell/>
        </table:table-row>
      </table:table>
      <text:p text:style-name="P5"/>
      <text:p text:style-name="P5"/>
      <text:p text:style-name="P25">Paste Screenshot here</text:p>
      <text:p text:style-name="P25"><draw:frame draw:style-name="fr3" draw:name="Image33" text:anchor-type="paragraph" svg:x="0.132cm" svg:y="0.33cm" svg:width="17cm" svg:height="5.754cm" draw:z-index="33"><draw:image xlink:href="Pictures/10000000000002C5000000F03037E30130551A6C.png" xlink:type="simple" xlink:show="embed" xlink:actuate="onLoad"/></draw:frame></text:p>
      <text:p text:style-name="P43">https://github.com/mikethorpe/climb_track</text:p>
      <text:p text:style-name="P5"/>
      <text:p text:style-name="P25">Description here</text:p>
      <text:p text:style-name="P5"/>
      <text:p text:style-name="P24">climb_track solo Ruby project</text:p>
      <text:p text:style-name="P5"/>
      <table:table table:name="Table22" table:style-name="Table22">
        <table:table-column table:style-name="Table22.A"/>
        <table:table-column table:style-name="Table22.B"/>
        <table:table-column table:style-name="Table22.C" table:number-columns-repeated="2"/>
        <table:table-header-rows>
          <table:table-row table:style-name="Table22.1">
            <table:table-cell table:style-name="Table22.A1" office:value-type="string">
              <text:p text:style-name="P34">Unit</text:p>
            </table:table-cell>
            <table:table-cell table:style-name="Table22.A1" office:value-type="string">
              <text:p text:style-name="P34">Ref</text:p>
            </table:table-cell>
            <table:table-cell table:style-name="Table22.A1" office:value-type="string">
              <text:p text:style-name="P34">Evidence</text:p>
            </table:table-cell>
            <table:table-cell table:style-name="Table22.A1" office:value-type="string">
              <text:p text:style-name="Standard"/>
            </table:table-cell>
          </table:table-row>
        </table:table-header-rows>
        <table:table-row table:style-name="Table22.2">
          <table:table-cell table:style-name="Table22.A2" office:value-type="string">
            <text:p text:style-name="P34">P</text:p>
          </table:table-cell>
          <table:table-cell table:style-name="Table22.B2" office:value-type="string">
            <text:p text:style-name="P35">P.12</text:p>
          </table:table-cell>
          <table:table-cell table:style-name="Table22.C2" table:number-columns-spanned="2" office:value-type="string">
            <text:p text:style-name="P37">Take screenshots or photos of your planning and the different stages of development to show changes. </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Paste Screenshot here</text:p>
      <text:p text:style-name="P5"/>
      <text:p text:style-name="P44">Link to wireframes: <text:a xlink:type="simple" xlink:href="https://github.com/mikethorpe/climb_track/blob/master/design_docs/wire_frame_model.xd" text:style-name="Internet_20_link" text:visited-style-name="Visited_20_Internet_20_Link">https://github.com/mikethorpe/climb_track/blob/master/design_docs/wire_frame_model.xd</text:a></text:p>
      <text:p text:style-name="P44"/>
      <text:p text:style-name="P5"><draw:frame draw:style-name="fr3" draw:name="Image36" text:anchor-type="paragraph" svg:x="0.397cm" svg:y="0.217cm" svg:width="17cm" svg:height="9.25cm" draw:z-index="34"><draw:image xlink:href="Pictures/10000201000002B300000178569272E666B1EBEB.png" xlink:type="simple" xlink:show="embed" xlink:actuate="onLoad"/></draw:frame></text:p>
      <text:p text:style-name="P25"/>
      <text:p text:style-name="P25">Description here</text:p>
      <text:p text:style-name="P5"/>
      <text:p text:style-name="P50">Wireframes show structure of views and are demonstrated here in the photo of the past sessions page. The result column was updated during development to feature an emoji symbol to indicate the result and a help view was created.</text:p>
      <text:p text:style-name="P5"/>
      <text:p text:style-name="P5"/>
      <text:p text:style-name="P5"/>
      <table:table table:name="Table23" table:style-name="Table23">
        <table:table-column table:style-name="Table23.A"/>
        <table:table-column table:style-name="Table23.B"/>
        <table:table-column table:style-name="Table23.C" table:number-columns-repeated="2"/>
        <table:table-header-rows>
          <table:table-row table:style-name="Table23.1">
            <table:table-cell table:style-name="Table23.A1" office:value-type="string">
              <text:p text:style-name="P34">Unit</text:p>
            </table:table-cell>
            <table:table-cell table:style-name="Table23.A1" office:value-type="string">
              <text:p text:style-name="P34">Ref</text:p>
            </table:table-cell>
            <table:table-cell table:style-name="Table23.A1" office:value-type="string">
              <text:p text:style-name="P34">Evidence</text:p>
            </table:table-cell>
            <table:table-cell table:style-name="Table23.A1" office:value-type="string">
              <text:p text:style-name="Standard"/>
            </table:table-cell>
          </table:table-row>
        </table:table-header-rows>
        <table:table-row table:style-name="Table23.2">
          <table:table-cell table:style-name="Table23.A2" office:value-type="string">
            <text:p text:style-name="P34">P</text:p>
          </table:table-cell>
          <table:table-cell table:style-name="Table23.B2" office:value-type="string">
            <text:p text:style-name="P35">P.9</text:p>
          </table:table-cell>
          <table:table-cell table:style-name="Table23.C2" table:number-columns-spanned="2" office:value-type="string">
            <text:p text:style-name="P36">Select two algorithms you have written (NOT the group project). Take a screenshot of each and write a short statement on why you have chosen to use those algorithms.</text:p>
          </table:table-cell>
          <table:covered-table-cell/>
        </table:table-row>
      </table:table>
      <text:p text:style-name="P5"/>
      <text:p text:style-name="P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3" draw:name="Image34" text:anchor-type="paragraph" svg:x="0cm" svg:y="1.355cm" svg:width="17cm" svg:height="10.553cm" draw:z-index="35"><draw:image xlink:href="Pictures/100002010000034C0000020CC32462877ADA9719.png" xlink:type="simple" xlink:show="embed" xlink:actuate="onLoad"/></draw:frame><text:soft-page-break/>Paste Screenshot here</text:p>
      <text:p text:style-name="P5"/>
      <text:p text:style-name="P51">Isogram finder:</text:p>
      <text:p text:style-name="P5"/>
      <text:p text:style-name="P52">Pangram finder:</text:p>
      <text:p text:style-name="P46"><draw:frame draw:style-name="fr4" draw:name="Image35" text:anchor-type="paragraph" svg:width="12.726cm" svg:height="7.461cm" draw:z-index="36"><draw:image xlink:href="Pictures/10000201000001E10000011AC6B37742770E4EA6.png" xlink:type="simple" xlink:show="embed" xlink:actuate="onLoad"/></draw:frame></text:p>
      <text:p text:style-name="P4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Description here</text:p>
      <text:p text:style-name="P22"/>
      <text:p text:style-name="P51">The <text:span text:style-name="T8">pangram finder identifies if a string is a pangram regardless of case. </text:span>The isogram finder finds words without a repeating letter regardless of case. I chose these as they are both clear examples of problem solving with logic (i.e. algorithms) written in code.</text:p>
      <text:p text:style-name="P5"/>
      <text:p text:style-name="P5"/>
      <text:p text:style-name="P5"/>
      <text:p text:style-name="P5"/>
      <text:p text:style-name="P5"><text:soft-page-break/></text:p>
      <text:p text:style-name="P5"/>
      <text:p text:style-name="P5"/>
      <text:p text:style-name="P5"/>
      <text:p text:style-name="P5"/>
      <text:p text:style-name="P5"/>
      <text:p text:style-name="P25">Week 12</text:p>
      <text:p text:style-name="P5"/>
      <table:table table:name="Table24" table:style-name="Table24">
        <table:table-column table:style-name="Table24.A"/>
        <table:table-column table:style-name="Table24.B"/>
        <table:table-column table:style-name="Table24.C" table:number-columns-repeated="2"/>
        <table:table-header-rows>
          <table:table-row table:style-name="Table24.1">
            <table:table-cell table:style-name="Table24.A1" office:value-type="string">
              <text:p text:style-name="P34">Unit</text:p>
            </table:table-cell>
            <table:table-cell table:style-name="Table24.A1" office:value-type="string">
              <text:p text:style-name="P34">Ref</text:p>
            </table:table-cell>
            <table:table-cell table:style-name="Table24.A1" office:value-type="string">
              <text:p text:style-name="P34">Evidence</text:p>
            </table:table-cell>
            <table:table-cell table:style-name="Table24.A1" office:value-type="string">
              <text:p text:style-name="Standard"/>
            </table:table-cell>
          </table:table-row>
        </table:table-header-rows>
        <table:table-row table:style-name="Table24.2">
          <table:table-cell table:style-name="Table24.A2" office:value-type="string">
            <text:p text:style-name="P34">P</text:p>
          </table:table-cell>
          <table:table-cell table:style-name="Table24.B2" office:value-type="string">
            <text:p text:style-name="P35">P.16</text:p>
          </table:table-cell>
          <table:table-cell table:style-name="Table24.C2" table:number-columns-spanned="2" office:value-type="string">
            <text:p text:style-name="P37">Show an API being used within your program. Take a screenshot of:</text:p>
            <text:p text:style-name="P40">* The code that uses or implements the API</text:p>
            <text:p text:style-name="P40">* The API being used by the program whilst running</text:p>
          </table:table-cell>
          <table:covered-table-cell/>
        </table:table-row>
      </table:table>
      <text:p text:style-name="P5"/>
      <text:p text:style-name="P5"/>
      <text:p text:style-name="P25">Paste Screenshot here</text:p>
      <text:p text:style-name="P5"><draw:frame draw:style-name="fr3" draw:name="Image37" text:anchor-type="paragraph" svg:x="-0.582cm" svg:y="0.021cm" svg:width="17cm" svg:height="11.12cm" draw:z-index="37"><draw:image xlink:href="Pictures/10000201000003D4000002814AC7640581BD32B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5"/>
      <text:p text:style-name="P25"/>
      <text:p text:style-name="P25"/>
      <text:p text:style-name="P25"/>
      <text:p text:style-name="P25"/>
      <text:p text:style-name="P25"/>
      <text:p text:style-name="P25"/>
      <text:p text:style-name="P25"/>
      <text:p text:style-name="P25"/>
      <text:p text:style-name="P25"><draw:frame draw:style-name="fr3" draw:name="Image38" text:anchor-type="paragraph" svg:x="4.103cm" svg:y="0.079cm" svg:width="8.096cm" svg:height="8.176cm" draw:z-index="38"><draw:image xlink:href="Pictures/10000000000001320000013580170C4DA498F583.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Description here</text:p>
      <text:p text:style-name="P5"/>
      <text:p text:style-name="P54">The above shows the code that gets the data from the API and rebroadcasts it to a view where it can be rendered. The rendering of the data in the view as the program runs is also shown above.</text:p>
      <text:p text:style-name="P5"/>
      <text:p text:style-name="P47"/>
      <text:p text:style-name="P5"><text:span text:style-name="T1">Week 15</text:span></text:p>
      <text:p text:style-name="P5"/>
      <text:p text:style-name="P5"/>
      <table:table table:name="Table25" table:style-name="Table25">
        <table:table-column table:style-name="Table25.A"/>
        <table:table-column table:style-name="Table25.B"/>
        <table:table-column table:style-name="Table25.C" table:number-columns-repeated="2"/>
        <table:table-header-rows>
          <table:table-row table:style-name="Table25.1">
            <table:table-cell table:style-name="Table25.A1" office:value-type="string">
              <text:p text:style-name="P34">Unit</text:p>
            </table:table-cell>
            <table:table-cell table:style-name="Table25.A1" office:value-type="string">
              <text:p text:style-name="P34">Ref</text:p>
            </table:table-cell>
            <table:table-cell table:style-name="Table25.A1" office:value-type="string">
              <text:p text:style-name="P34">Evidence</text:p>
            </table:table-cell>
            <table:table-cell table:style-name="Table25.A1" office:value-type="string">
              <text:p text:style-name="Standard"/>
            </table:table-cell>
          </table:table-row>
        </table:table-header-rows>
        <table:table-row table:style-name="Table25.2">
          <table:table-cell table:style-name="Table25.A2" office:value-type="string">
            <text:p text:style-name="P34">P</text:p>
          </table:table-cell>
          <table:table-cell table:style-name="Table25.B2" office:value-type="string">
            <text:p text:style-name="P35">P.1</text:p>
          </table:table-cell>
          <table:table-cell table:style-name="Table25.C2" table:number-columns-spanned="2" office:value-type="string">
            <text:p text:style-name="P36">Take a screenshot of the contributor’s page on Github from your group project to show the team you worked with.</text:p>
          </table:table-cell>
          <table:covered-table-cell/>
        </table:table-row>
      </table:table>
      <text:p text:style-name="P5"/>
      <text:p text:style-name="P5"/>
      <text:p text:style-name="P25">Paste Screenshot here</text:p>
      <text:p text:style-name="P25"/>
      <text:p text:style-name="P25"><draw:frame draw:style-name="fr3" draw:name="Image39" text:anchor-type="paragraph" svg:x="2.99cm" svg:y="0.192cm" svg:width="12.566cm" svg:height="11.769cm" draw:z-index="39"><draw:image xlink:href="Pictures/10000201000002E5000002B6B7375A181C2BFE8C.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
      <text:p text:style-name="P5"><text:soft-page-break/></text:p>
      <text:p text:style-name="P25">Description here</text:p>
      <text:p text:style-name="P55">Contributions to the JS team project</text:p>
      <text:p text:style-name="P5"/>
      <table:table table:name="Table26" table:style-name="Table26">
        <table:table-column table:style-name="Table26.A"/>
        <table:table-column table:style-name="Table26.B"/>
        <table:table-column table:style-name="Table26.C" table:number-columns-repeated="2"/>
        <table:table-header-rows>
          <table:table-row table:style-name="Table26.1">
            <table:table-cell table:style-name="Table26.A1" office:value-type="string">
              <text:p text:style-name="P34">Unit</text:p>
            </table:table-cell>
            <table:table-cell table:style-name="Table26.A1" office:value-type="string">
              <text:p text:style-name="P34">Ref</text:p>
            </table:table-cell>
            <table:table-cell table:style-name="Table26.A1" office:value-type="string">
              <text:p text:style-name="P34">Evidence</text:p>
            </table:table-cell>
            <table:table-cell table:style-name="Table26.A1" office:value-type="string">
              <text:p text:style-name="Standard"/>
            </table:table-cell>
          </table:table-row>
        </table:table-header-rows>
        <table:table-row table:style-name="Table26.1">
          <table:table-cell table:style-name="Table26.A2" office:value-type="string">
            <text:p text:style-name="P34">P</text:p>
          </table:table-cell>
          <table:table-cell table:style-name="Table26.B2" office:value-type="string">
            <text:p text:style-name="P35">P.2</text:p>
          </table:table-cell>
          <table:table-cell table:style-name="Table26.C2" table:number-columns-spanned="2" office:value-type="string">
            <text:p text:style-name="P36">Take a screenshot of the project brief from your group project.</text:p>
          </table:table-cell>
          <table:covered-table-cell/>
        </table:table-row>
      </table:table>
      <text:p text:style-name="P5"/>
      <text:p text:style-name="P5"/>
      <text:p text:style-name="P25">Paste Screenshot here</text:p>
      <text:p text:style-name="P5"><draw:frame draw:style-name="fr3" draw:name="Image40" text:anchor-type="paragraph" svg:x="0.159cm" svg:y="0.305cm" svg:width="17cm" svg:height="7.953cm" draw:z-index="40"><draw:image xlink:href="Pictures/1000020100000388000001A7328B0BB70E78AFB7.png" xlink:type="simple" xlink:show="embed" xlink:actuate="onLoad"/></draw:frame></text:p>
      <text:p text:style-name="P25">Description here</text:p>
      <text:p text:style-name="P5"/>
      <text:p text:style-name="P55">JS Team project brief – a list of initial requirements</text:p>
      <text:p text:style-name="P48"/>
      <table:table table:name="Table27" table:style-name="Table27">
        <table:table-column table:style-name="Table27.A"/>
        <table:table-column table:style-name="Table27.B"/>
        <table:table-column table:style-name="Table27.C" table:number-columns-repeated="2"/>
        <table:table-header-rows>
          <table:table-row table:style-name="Table27.1">
            <table:table-cell table:style-name="Table27.A1" office:value-type="string">
              <text:p text:style-name="P34">Unit</text:p>
            </table:table-cell>
            <table:table-cell table:style-name="Table27.A1" office:value-type="string">
              <text:p text:style-name="P34">Ref</text:p>
            </table:table-cell>
            <table:table-cell table:style-name="Table27.A1" office:value-type="string">
              <text:p text:style-name="P34">Evidence</text:p>
            </table:table-cell>
            <table:table-cell table:style-name="Table27.A1" office:value-type="string">
              <text:p text:style-name="Standard"/>
            </table:table-cell>
          </table:table-row>
        </table:table-header-rows>
        <table:table-row table:style-name="Table27.2">
          <table:table-cell table:style-name="Table27.A2" office:value-type="string">
            <text:p text:style-name="P34">P</text:p>
          </table:table-cell>
          <table:table-cell table:style-name="Table27.B2" office:value-type="string">
            <text:p text:style-name="P35">P.3</text:p>
          </table:table-cell>
          <table:table-cell table:style-name="Table27.C2" table:number-columns-spanned="2" office:value-type="string">
            <text:p text:style-name="P36">Provide a screenshot of the planning you completed during your group project, e.g. Trello MOSCOW board.</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28" table:style-name="Table28">
        <table:table-column table:style-name="Table28.A"/>
        <table:table-column table:style-name="Table28.B"/>
        <table:table-column table:style-name="Table28.C" table:number-columns-repeated="2"/>
        <table:table-header-rows>
          <table:table-row table:style-name="Table28.1">
            <table:table-cell table:style-name="Table28.A1" office:value-type="string">
              <text:p text:style-name="P34">Unit</text:p>
            </table:table-cell>
            <table:table-cell table:style-name="Table28.A1" office:value-type="string">
              <text:p text:style-name="P34">Ref</text:p>
            </table:table-cell>
            <table:table-cell table:style-name="Table28.A1" office:value-type="string">
              <text:p text:style-name="P34">Evidence</text:p>
            </table:table-cell>
            <table:table-cell table:style-name="Table28.A1" office:value-type="string">
              <text:p text:style-name="Standard"/>
            </table:table-cell>
          </table:table-row>
        </table:table-header-rows>
        <table:table-row table:style-name="Table28.1">
          <table:table-cell table:style-name="Table28.A2" office:value-type="string">
            <text:p text:style-name="P34">P</text:p>
          </table:table-cell>
          <table:table-cell table:style-name="Table28.B2" office:value-type="string">
            <text:p text:style-name="P35">P.4</text:p>
          </table:table-cell>
          <table:table-cell table:style-name="Table28.C2" table:number-columns-spanned="2" office:value-type="string">
            <text:p text:style-name="P36">Write an acceptance criteria and test plan.</text:p>
          </table:table-cell>
          <table:covered-table-cell/>
        </table:table-row>
      </table:table>
      <text:p text:style-name="P5"/>
      <text:p text:style-name="P5"/>
      <text:p text:style-name="P25">Paste Screenshot here</text:p>
      <text:p text:style-name="P5"/>
      <text:p text:style-name="P25">Description here</text:p>
      <text:p text:style-name="P5"/>
      <text:p text:style-name="P55"/>
      <table:table table:name="Table29" table:style-name="Table29">
        <table:table-column table:style-name="Table29.A"/>
        <table:table-column table:style-name="Table29.B"/>
        <table:table-column table:style-name="Table29.C" table:number-columns-repeated="2"/>
        <table:table-header-rows>
          <text:soft-page-break/>
          <table:table-row table:style-name="Table29.1">
            <table:table-cell table:style-name="Table29.A1" office:value-type="string">
              <text:p text:style-name="P34">Unit</text:p>
            </table:table-cell>
            <table:table-cell table:style-name="Table29.A1" office:value-type="string">
              <text:p text:style-name="P34">Ref</text:p>
            </table:table-cell>
            <table:table-cell table:style-name="Table29.A1" office:value-type="string">
              <text:p text:style-name="P34">Evidence</text:p>
            </table:table-cell>
            <table:table-cell table:style-name="Table29.A1" office:value-type="string">
              <text:p text:style-name="Standard"/>
            </table:table-cell>
          </table:table-row>
        </table:table-header-rows>
        <table:table-row table:style-name="Table29.2">
          <table:table-cell table:style-name="Table29.A2" office:value-type="string">
            <text:p text:style-name="P34">P</text:p>
          </table:table-cell>
          <table:table-cell table:style-name="Table29.B2" office:value-type="string">
            <text:p text:style-name="P35">P.7</text:p>
          </table:table-cell>
          <table:table-cell table:style-name="Table29.C2" table:number-columns-spanned="2" office:value-type="string">
            <text:p text:style-name="P36">Produce two system interaction diagrams (sequence and/or collaboration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0" table:style-name="Table30">
        <table:table-column table:style-name="Table30.A"/>
        <table:table-column table:style-name="Table30.B"/>
        <table:table-column table:style-name="Table30.C" table:number-columns-repeated="2"/>
        <table:table-header-rows>
          <table:table-row table:style-name="Table30.1">
            <table:table-cell table:style-name="Table30.A1" office:value-type="string">
              <text:p text:style-name="P34">Unit</text:p>
            </table:table-cell>
            <table:table-cell table:style-name="Table30.A1" office:value-type="string">
              <text:p text:style-name="P34">Ref</text:p>
            </table:table-cell>
            <table:table-cell table:style-name="Table30.A1" office:value-type="string">
              <text:p text:style-name="P34">Evidence</text:p>
            </table:table-cell>
            <table:table-cell table:style-name="Table30.A1" office:value-type="string">
              <text:p text:style-name="Standard"/>
            </table:table-cell>
          </table:table-row>
        </table:table-header-rows>
        <table:table-row table:style-name="Table30.1">
          <table:table-cell table:style-name="Table30.A2" office:value-type="string">
            <text:p text:style-name="P34">P</text:p>
          </table:table-cell>
          <table:table-cell table:style-name="Table30.B2" office:value-type="string">
            <text:p text:style-name="P35">P.8</text:p>
          </table:table-cell>
          <table:table-cell table:style-name="Table30.C2" table:number-columns-spanned="2" office:value-type="string">
            <text:p text:style-name="P36">Produce two object diagrams.</text:p>
          </table:table-cell>
          <table:covered-table-cell/>
        </table:table-row>
      </table:table>
      <text:p text:style-name="P5"/>
      <text:p text:style-name="P5"/>
      <text:p text:style-name="P25">Paste Screenshot here</text:p>
      <text:p text:style-name="P5"/>
      <text:p text:style-name="P25">Description here</text:p>
      <text:p text:style-name="P5"/>
      <text:p text:style-name="P5"/>
      <table:table table:name="Table31" table:style-name="Table31">
        <table:table-column table:style-name="Table31.A"/>
        <table:table-column table:style-name="Table31.B"/>
        <table:table-column table:style-name="Table31.C" table:number-columns-repeated="2"/>
        <table:table-header-rows>
          <table:table-row table:style-name="Table31.1">
            <table:table-cell table:style-name="Table31.A1" office:value-type="string">
              <text:p text:style-name="P34">Unit</text:p>
            </table:table-cell>
            <table:table-cell table:style-name="Table31.A1" office:value-type="string">
              <text:p text:style-name="P34">Ref</text:p>
            </table:table-cell>
            <table:table-cell table:style-name="Table31.A1" office:value-type="string">
              <text:p text:style-name="P34">Evidence</text:p>
            </table:table-cell>
            <table:table-cell table:style-name="Table31.A1" office:value-type="string">
              <text:p text:style-name="Standard"/>
            </table:table-cell>
          </table:table-row>
        </table:table-header-rows>
        <table:table-row table:style-name="Table31.1">
          <table:table-cell table:style-name="Table31.A2" office:value-type="string">
            <text:p text:style-name="P34">P</text:p>
          </table:table-cell>
          <table:table-cell table:style-name="Table31.B2" office:value-type="string">
            <text:p text:style-name="P35">P.17</text:p>
          </table:table-cell>
          <table:table-cell table:style-name="Table31.C2" table:number-columns-spanned="2" office:value-type="string">
            <text:p text:style-name="P37">Produce a bug tracking report</text:p>
          </table:table-cell>
          <table:covered-table-cell/>
        </table:table-row>
      </table:table>
      <text:p text:style-name="P5"/>
      <text:p text:style-name="P5"/>
      <text:p text:style-name="P25">Paste Screenshot here</text:p>
      <text:p text:style-name="P5"/>
      <text:p text:style-name="P25">Description here</text:p>
      <text:p text:style-name="P5"/>
      <text:p text:style-name="P5"/>
      <text:p text:style-name="P5"/>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Helvetica Neue" svg:font-family="'Helvetica Neue'"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Helvetica Neue1" svg:font-family="'Helvetica Neue'"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style:default-style>
    <style:default-style style:family="paragraph">
      <style:paragraph-properties fo:hyphenation-ladder-count="no-limit" style:text-autospace="ideograph-alpha" style:punctuation-wrap="hanging" style:line-break="strict" style:tab-stop-distance="1.27cm" style:writing-mode="lr-tb"/>
      <style:text-properties fo:font-variant="normal" fo:text-transform="none" fo:color="#00000a" style:text-outline="false" style:text-line-through-style="none" style:text-line-through-type="none" style:text-position="0% 100%" style:font-name="Times New Roman" fo:font-size="12pt" fo:letter-spacing="normal" fo:language="en" fo:country="GB" fo:font-style="normal" style:text-underline-style="none" fo:font-weight="normal" style:letter-kerning="false" style:font-name-asian="Arial Unicode MS" style:font-size-asian="10pt" style:language-asian="zh" style:country-asian="CN" style:font-style-asian="normal" style:font-weight-asian="normal" style:font-name-complex="Times New Roman1" style:font-size-complex="10pt" style:language-complex="hi" style:country-complex="IN" style:font-style-complex="normal" style:font-weight-complex="normal" style:text-scale="100%" style:font-relief="none" text:display="true" loext:padding="0cm" loext:border="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padding="0cm" fo:border="none" fo:keep-with-next="auto" text:number-lines="true" text:line-number="0" style:writing-mode="lr-tb"/>
      <style:text-properties fo:font-size="12pt" fo:language="en" fo:country="US" style:font-size-asian="12pt" style:language-asian="en" style:country-asian="US"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ody"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Style_20_1" style:display-name="Table Style 1"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bold" style:letter-kerning="false" style:font-name-asian="Helvetica Neue1" style:font-family-asian="'Helvetica Neue'" style:font-family-generic-asian="system" style:font-pitch-asian="variable" style:font-size-asian="10pt" style:font-style-asian="normal" style:font-weight-asian="bold" style:font-name-complex="Helvetica Neue1" style:font-family-complex="'Helvetica Neue'" style:font-family-generic-complex="system" style:font-pitch-complex="variable" style:font-size-complex="10pt" style:font-style-complex="normal" style:font-weight-complex="bold" fo:hyphenate="true" fo:hyphenation-remain-char-count="2" fo:hyphenation-push-char-count="2"/>
    </style:style>
    <style:style style:name="Table_20_Style_20_2" style:display-name="Table Style 2"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font-style="normal" style:text-underline-style="none" fo:font-weight="normal" style:letter-kerning="false" style:font-name-asian="Helvetica Neue1" style:font-family-asian="'Helvetica Neue'" style:font-family-generic-asian="system" style:font-pitch-asian="variable" style:font-size-asian="10pt" style:font-style-asian="normal" style:font-weight-asian="normal" style:font-name-complex="Helvetica Neue1" style:font-family-complex="'Helvetica Neue'" style:font-family-generic-complex="system" style:font-pitch-complex="variable" style:font-size-complex="10pt" style:font-style-complex="normal" style:font-weight-complex="normal" fo:hyphenate="true" fo:hyphenation-remain-char-count="2" fo:hyphenation-push-char-count="2"/>
    </style:style>
    <style:style style:name="Default" style:family="paragraph" style:default-outline-level="">
      <loext:graphic-properties draw:fill="solid"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ffffff" fo:keep-with-next="auto"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style:text-underline-style="solid" style:text-underline-width="auto" style:text-underline-color="#00000a"/>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rsid="001cc853" officeooo:paragraph-rsid="001cc853"/>
    </style:style>
    <style:page-layout style:name="Mpm1">
      <style:page-layout-properties fo:page-width="21.001cm" fo:page-height="29.7cm" style:num-format="1" style:print-orientation="portrait" fo:margin-top="1.251cm" fo:margin-bottom="1.499cm" fo:margin-left="2cm" fo:margin-right="2cm" fo:background-color="#ffffff" style:writing-mode="rl-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header-footer-properties fo:min-height="0.75cm" fo:margin-left="0cm" fo:margin-right="0cm" fo:margin-bottom="0.649cm" style:dynamic-spacing="true"/>
      </style:header-style>
      <style:footer-style>
        <style:header-footer-properties fo:min-height="0.501cm" fo:margin-left="0cm" fo:margin-right="0cm" fo:margin-top="0.4cm" style:dynamic-spacing="true"/>
      </style:footer-style>
    </style:page-layout>
  </office:automatic-styles>
  <office:master-styles>
    <style:master-page style:name="Standard" style:page-layout-name="Mpm1">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09T20:28:27.818819628</dc:date>
    <meta:editing-duration>PT6H2M17S</meta:editing-duration>
    <meta:editing-cycles>27</meta:editing-cycles>
    <meta:generator>LibreOffice/5.1.6.2$Linux_X86_64 LibreOffice_project/10m0$Build-2</meta:generator>
    <meta:document-statistic meta:table-count="31" meta:image-count="41" meta:object-count="0" meta:page-count="24" meta:paragraph-count="323" meta:word-count="1596" meta:character-count="9310" meta:non-whitespace-character-count="8021"/>
  </office:meta>
</office:document-meta>
</file>